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5.75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">
      <style:table-cell-properties fo:padding="0.071cm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2">
      <style:table-cell-properties fo:padding="0.071cm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transparent" fo:padding="0.071cm"/>
    </style:style>
    <style:style style:name="ce14" style:family="table-cell" style:parent-style-name="Default" style:data-style-name="N100">
      <style:table-cell-properties fo:padding="0.071cm"/>
    </style:style>
    <style:style style:name="ce15" style:family="table-cell" style:parent-style-name="Default" style:data-style-name="N100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fo:padding="0.071cm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fo:border-left="none" fo:padding="0.071cm" fo:border-right="0.31pt solid #1a1a1a" style:rotation-align="none" fo:border-top="none"/>
    </style:style>
    <style:style style:name="ce18" style:family="table-cell" style:parent-style-name="Default" style:data-style-name="N100">
      <style:table-cell-properties fo:border-bottom="none" fo:background-color="#ffff00" style:diagonal-bl-tr="none" style:diagonal-tl-br="none" fo:border-left="none" fo:padding="0.071cm" fo:border-right="0.31pt solid #1a1a1a" style:rotation-align="none" fo:border-top="none"/>
    </style:style>
    <style:style style:name="ce19" style:family="table-cell" style:parent-style-name="Default" style:data-style-name="N100">
      <style:table-cell-properties fo:background-color="#ffff00" fo:padding="0.071cm"/>
    </style:style>
    <style:style style:name="ce2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38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2" style:family="table-cell" style:parent-style-name="Default" style:data-style-name="N138">
      <style:table-cell-properties fo:padding="0.071cm"/>
    </style:style>
    <style:style style:name="ce2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25" style:family="table-cell" style:parent-style-name="Default" style:data-style-name="N139">
      <style:table-cell-properties style:diagonal-bl-tr="none" style:diagonal-tl-br="none" fo:background-color="transparent" fo:border="none" fo:padding="0.071cm" style:rotation-align="none"/>
    </style:style>
    <style:style style:name="ce26" style:family="table-cell" style:parent-style-name="Default">
      <style:table-cell-properties fo:background-color="#ff0000" fo:padding="0.071cm"/>
    </style:style>
    <style:style style:name="ce27" style:family="table-cell" style:parent-style-name="Default" style:data-style-name="N1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" style:family="table-cell" style:parent-style-name="Default" style:data-style-name="N139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3" style:family="table-cell" style:parent-style-name="Default" style:data-style-name="N139">
      <style:table-cell-properties fo:padding="0.071cm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6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4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fo:padding="0.071cm" style:rotation-align="none"/>
    </style:style>
    <style:style style:name="ce45" style:family="table-cell" style:parent-style-name="Default">
      <style:table-cell-properties fo:border-bottom="none" style:diagonal-bl-tr="none" style:diagonal-tl-br="none" fo:border-left="0.91pt solid #1a1a1a" fo:padding="0.071cm" fo:border-right="none" style:rotation-align="none" fo:border-top="0.9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91pt solid #1a1a1a" fo:padding="0.071cm" fo:border-right="none" style:rotation-align="none" fo:border-top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91pt solid #1a1a1a" fo:padding="0.071cm" fo:border-right="none" style:rotation-align="none" fo:border-top="0.91pt solid #1a1a1a"/>
    </style:style>
    <style:style style:name="ce48" style:family="table-cell" style:parent-style-name="Default">
      <style:table-cell-properties fo:border-bottom="none" style:diagonal-bl-tr="none" style:diagonal-tl-br="none" fo:border-left="0.91pt solid #1a1a1a" fo:padding="0.071cm" fo:border-right="none" style:rotation-align="none" fo:border-top="none"/>
    </style:style>
    <style:style style:name="ce49" style:family="table-cell" style:parent-style-name="Default">
      <style:table-cell-properties fo:border-bottom="0.91pt solid #1a1a1a" style:diagonal-bl-tr="none" style:diagonal-tl-br="none" fo:border-left="0.91pt solid #1a1a1a" fo:padding="0.071cm" fo:border-right="none" style:rotation-align="none" fo:border-top="none"/>
    </style:style>
    <style:style style:name="ce50" style:family="table-cell" style:parent-style-name="Default">
      <style:table-cell-properties fo:border-bottom="none" style:diagonal-bl-tr="none" style:diagonal-tl-br="none" fo:background-color="transparent" fo:border-left="0.91pt solid #1a1a1a" fo:padding="0.071cm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0.91pt solid #1a1a1a" fo:padding="0.071cm" fo:border-right="none" style:rotation-align="none" fo:border-top="0.91pt solid #1a1a1a"/>
    </style:style>
    <style:style style:name="ce52" style:family="table-cell" style:parent-style-name="Default">
      <style:table-cell-properties fo:border-bottom="0.91pt solid #1a1a1a" style:diagonal-bl-tr="none" style:diagonal-tl-br="none" fo:background-color="transparent" fo:border-left="0.91pt solid #1a1a1a" fo:padding="0.071cm" fo:border-right="none" style:rotation-align="none" fo:border-top="none"/>
    </style:style>
    <style:style style:name="ce53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7" style:family="table-cell" style:parent-style-name="Default">
      <style:table-cell-properties fo:border-bottom="none" style:diagonal-bl-tr="none" style:diagonal-tl-br="none" fo:border-left="none" fo:padding="0.071cm" fo:border-right="0.91pt solid #1a1a1a" style:rotation-align="none" fo:border-top="0.9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none" fo:padding="0.071cm" fo:border-right="0.91pt solid #1a1a1a" style:rotation-align="none" fo:border-top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padding="0.071cm" fo:border-right="0.91pt solid #1a1a1a" style:rotation-align="none" fo:border-top="none"/>
    </style:style>
    <style:style style:name="ce60" style:family="table-cell" style:parent-style-name="Default">
      <style:table-cell-properties fo:border-bottom="0.91pt solid #1a1a1a" style:diagonal-bl-tr="none" style:diagonal-tl-br="none" fo:border-left="none" fo:padding="0.071cm" fo:border-right="0.91pt solid #1a1a1a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padding="0.071cm" fo:border-right="0.91pt solid #1a1a1a" style:rotation-align="none" fo:border-top="0.91pt solid #1a1a1a"/>
    </style:style>
    <style:style style:name="ce62" style:family="table-cell" style:parent-style-name="Default">
      <style:table-cell-properties fo:border-bottom="0.91pt solid #1a1a1a" style:diagonal-bl-tr="none" style:diagonal-tl-br="none" fo:border-left="none" fo:padding="0.071cm" fo:border-right="none" style:rotation-align="none" fo:border-top="none"/>
    </style:style>
    <style:style style:name="ce6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1pt solid #1a1a1a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66" style:family="table-cell" style:parent-style-name="Default" style:data-style-name="N100">
      <style:table-cell-properties fo:background-color="#ffff00" style:diagonal-bl-tr="none" style:diagonal-tl-br="none" fo:border="none" fo:padding="0.071cm" style:rotation-align="none"/>
    </style:style>
    <style:style style:name="ce67" style:family="table-cell" style:parent-style-name="Default" style:data-style-name="N0">
      <style:table-cell-properties style:diagonal-bl-tr="none" style:diagonal-tl-br="none" fo:border="none" fo:padding="0.071cm" style:rotation-align="none"/>
    </style:style>
    <style:style style:name="ce6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0" style:family="table-cell" style:parent-style-name="Default" style:data-style-name="N138">
      <style:table-cell-properties style:diagonal-bl-tr="none" style:diagonal-tl-br="none" fo:background-color="transparent" fo:border="none" fo:padding="0.071cm" style:rotation-align="none"/>
    </style:style>
    <style:style style:name="ce7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ackground-color="transparent" fo:border="0.31pt solid #1a1a1a" fo:padding="0.071cm" style:rotation-align="none"/>
    </style:style>
    <style:style style:name="ce73" style:family="table-cell" style:parent-style-name="Default">
      <style:table-cell-properties style:diagonal-bl-tr="none" style:diagonal-tl-br="none" fo:border="0.31pt solid #1a1a1a" fo:padding="0.071cm" style:rotation-align="none"/>
    </style:style>
    <style:style style:name="ce74" style:family="table-cell" style:parent-style-name="Default">
      <style:table-cell-properties style:diagonal-bl-tr="none" style:diagonal-tl-br="none" fo:border="0.31pt solid #1a1a1a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diagonal-bl-tr="none" style:diagonal-tl-br="none" fo:border="0.31pt solid #1a1a1a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ackground-color="transparent" fo:border="0.31pt solid #1a1a1a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0.31pt solid #1a1a1a" fo:padding="0.071cm" style:rotation-align="none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00"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0" style:family="table-cell" style:parent-style-name="Default">
      <style:table-cell-properties fo:border-bottom="0.31pt solid #1a1a1a" style:diagonal-bl-tr="none" style:diagonal-tl-br="none" fo:border-left="0.31pt solid #1a1a1a" fo:padding="0.071cm" fo:border-right="none" style:rotation-align="none" fo:border-top="0.3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order-bottom="0.31pt solid #1a1a1a" style:diagonal-bl-tr="none" style:diagonal-tl-br="none" fo:border-left="0.31pt solid #1a1a1a" fo:padding="0.071cm" fo:border-right="none" style:rotation-align="none" fo:border-top="0.3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2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3" style:family="table-cell" style:parent-style-name="Default">
      <style:table-cell-properties fo:border-bottom="0.31pt solid #1a1a1a" fo:background-color="#ffff00" style:diagonal-bl-tr="none" style:diagonal-tl-br="none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4" style:family="table-cell" style:parent-style-name="Default">
      <style:table-cell-properties fo:border-bottom="0.31pt solid #1a1a1a" style:diagonal-bl-tr="none" style:diagonal-tl-br="none" fo:background-color="transparent" fo:border-left="0.31pt solid #1a1a1a" fo:padding="0.071cm" fo:border-right="none" style:rotation-align="none" fo:border-top="0.31pt solid #1a1a1a"/>
      <style:text-properties fo:color="#ff0000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13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8" style:family="table-cell" style:parent-style-name="Default" style:data-style-name="N139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9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all_b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year</text:p>
          </table:table-cell>
          <table:table-cell table:style-name="ce1" office:value-type="string">
            <text:p>станция</text:p>
          </table:table-cell>
          <table:table-cell table:style-name="ce5" office:value-type="string">
            <text:p>проба</text:p>
          </table:table-cell>
          <table:table-cell table:style-name="ce15" office:value-type="string">
            <text:p>рамка</text:p>
          </table:table-cell>
          <table:table-cell table:style-name="ce5" office:value-type="string">
            <text:p>вид</text:p>
          </table:table-cell>
          <table:table-cell table:style-name="ce1" office:value-type="string">
            <text:p>N в пробе</text:p>
          </table:table-cell>
          <table:table-cell table:style-name="ce21" office:value-type="string">
            <text:p>B в пробе, Мг</text:p>
          </table:table-cell>
          <table:table-cell table:style-name="ce27"/>
          <table:table-cell table:style-name="ce3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43">
            <text:p>143</text:p>
          </table:table-cell>
          <table:table-cell table:style-name="ce22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63">
            <text:p>63</text:p>
          </table:table-cell>
          <table:table-cell table:style-name="ce22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1">
            <text:p>2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94">
            <text:p>394</text:p>
          </table:table-cell>
          <table:table-cell table:style-name="ce22" office:value-type="float" office:value="64">
            <text:p>6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5">
            <text:p>15</text:p>
          </table:table-cell>
          <table:table-cell table:style-name="ce22" office:value-type="float" office:value="60">
            <text:p>6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8">
            <text:p>8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2">
            <text:p>32</text:p>
          </table:table-cell>
          <table:table-cell table:style-name="ce22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4">
            <text:p>9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19">
            <text:p>119</text:p>
          </table:table-cell>
          <table:table-cell table:style-name="ce22" office:value-type="float" office:value="199">
            <text:p>19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66">
            <text:p>66</text:p>
          </table:table-cell>
          <table:table-cell table:style-name="ce22" office:value-type="float" office:value="138">
            <text:p>13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ong and fit tubificid</text:p>
          </table:table-cell>
          <table:table-cell table:style-name="ce20" office:value-type="float" office:value="25">
            <text:p>2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413">
            <text:p>413</text:p>
          </table:table-cell>
          <table:table-cell table:style-name="ce22" office:value-type="float" office:value="77">
            <text:p>7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12" office:value-type="float" office:value="12">
            <text:p>1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43">
            <text:p>4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12">
            <text:p>1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12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5">
            <text:p>1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2">
            <text:p>12</text:p>
          </table:table-cell>
          <table:table-cell table:style-name="ce22" office:value-type="float" office:value="82">
            <text:p>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2" office:value-type="float" office:value="53">
            <text:p>5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20" office:value-type="float" office:value="10">
            <text:p>10</text:p>
          </table:table-cell>
          <table:table-cell table:style-name="ce22" office:value-type="float" office:value="47">
            <text:p>4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7">
            <text:p>7</text:p>
          </table:table-cell>
          <table:table-cell table:style-name="ce22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9">
            <text:p>19</text:p>
          </table:table-cell>
          <table:table-cell table:style-name="ce22" office:value-type="float" office:value="245">
            <text:p>24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mphiporus lactifloreus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20">
            <text:p>20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12" office:value-type="float" office:value="24">
            <text:p>2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12" office:value-type="float" office:value="28">
            <text:p>28</text:p>
          </table:table-cell>
          <table:table-cell table:style-name="ce22" office:value-type="float" office:value="234">
            <text:p>23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riapulus caudatus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23">
            <text:p>23</text:p>
          </table:table-cell>
          <table:table-cell table:style-name="ce22" office:value-type="float" office:value="286">
            <text:p>28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12" office:value-type="float" office:value="8">
            <text:p>8</text:p>
          </table:table-cell>
          <table:table-cell table:style-name="ce22" office:value-type="float" office:value="58">
            <text:p>5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82">
            <text:p>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rus littoralis</text:p>
          </table:table-cell>
          <table:table-cell table:style-name="ce20" office:value-type="float" office:value="10">
            <text:p>10</text:p>
          </table:table-cell>
          <table:table-cell table:style-name="ce22" office:value-type="float" office:value="182">
            <text:p>1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.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Jaera sp.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3">
            <text:p>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9">
            <text:p>9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26">
            <text:p>26</text:p>
          </table:table-cell>
          <table:table-cell table:style-name="ce23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5">
            <text:p>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8">
            <text:p>38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88">
            <text:p>88</text:p>
          </table:table-cell>
          <table:table-cell table:style-name="ce23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1">
            <text:p>3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7">
            <text:p>17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4">
            <text:p>14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9">
            <text:p>9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113">
            <text:p>113</text:p>
          </table:table-cell>
          <table:table-cell table:style-name="ce23" office:value-type="float" office:value="48">
            <text:p>4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2">
            <text:p>22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63">
            <text:p>63</text:p>
          </table:table-cell>
          <table:table-cell table:style-name="ce23" office:value-type="float" office:value="19">
            <text:p>1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63">
            <text:p>63</text:p>
          </table:table-cell>
          <table:table-cell table:style-name="ce23" office:value-type="float" office:value="10">
            <text:p>1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65">
            <text:p>65</text:p>
          </table:table-cell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7">
            <text:p>7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3">
            <text:p>9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31">
            <text:p>31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94">
            <text:p>94</text:p>
          </table:table-cell>
          <table:table-cell table:style-name="ce22" office:value-type="float" office:value="39">
            <text:p>3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594">
            <text:p>594</text:p>
          </table:table-cell>
          <table:table-cell table:style-name="ce22" office:value-type="float" office:value="73">
            <text:p>7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12" office:value-type="float" office:value="105">
            <text:p>105</text:p>
          </table:table-cell>
          <table:table-cell table:style-name="ce22" office:value-type="float" office:value="27">
            <text:p>2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16">
            <text:p>1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12" office:value-type="float" office:value="14">
            <text:p>1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mphiporus lactifloreu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27">
            <text:p>127</text:p>
          </table:table-cell>
          <table:table-cell table:style-name="ce23" office:value-type="float" office:value="32">
            <text:p>3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1">
            <text:p>21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08">
            <text:p>408</text:p>
          </table:table-cell>
          <table:table-cell table:style-name="ce22" office:value-type="float" office:value="52">
            <text:p>5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7">
            <text:p>57</text:p>
          </table:table-cell>
          <table:table-cell table:style-name="ce22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55">
            <text:p>55</text:p>
          </table:table-cell>
          <table:table-cell table:style-name="ce22" office:value-type="float" office:value="12">
            <text:p>1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5">
            <text:p>5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45">
            <text:p>4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16">
            <text:p>1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47">
            <text:p>47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9">
            <text:p>9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microphtalmus sczelkovii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ex costatus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3">
            <text:p>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5">
            <text:p>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54">
            <text:p>54</text:p>
          </table:table-cell>
          <table:table-cell table:style-name="ce23" office:value-type="float" office:value="87">
            <text:p>8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4">
            <text:p>94</text:p>
          </table:table-cell>
          <table:table-cell table:style-name="ce23" office:value-type="float" office:value="37">
            <text:p>3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68">
            <text:p>168</text:p>
          </table:table-cell>
          <table:table-cell table:style-name="ce23" office:value-type="float" office:value="14">
            <text:p>1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52">
            <text:p>52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77">
            <text:p>77</text:p>
          </table:table-cell>
          <table:table-cell table:style-name="ce23" office:value-type="float" office:value="12">
            <text:p>1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.5">
            <text:p>0,5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3">
            <text:p>33</text:p>
          </table:table-cell>
          <table:table-cell table:style-name="ce23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114">
            <text:p>114</text:p>
          </table:table-cell>
          <table:table-cell table:style-name="ce23" office:value-type="float" office:value="40">
            <text:p>4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43">
            <text:p>43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4">
            <text:p>1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Nicomache lumbric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287">
            <text:p>287</text:p>
          </table:table-cell>
          <table:table-cell table:style-name="ce23" office:value-type="float" office:value="48">
            <text:p>4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9">
            <text:p>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8">
            <text:p>1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03">
            <text:p>103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3">
            <text:p>1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467">
            <text:p>467</text:p>
          </table:table-cell>
          <table:table-cell table:style-name="ce23" office:value-type="float" office:value="53">
            <text:p>5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0">
            <text:p>90</text:p>
          </table:table-cell>
          <table:table-cell table:style-name="ce23" office:value-type="float" office:value="17">
            <text:p>1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49">
            <text:p>149</text:p>
          </table:table-cell>
          <table:table-cell table:style-name="ce23" office:value-type="float" office:value="125">
            <text:p>12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8">
            <text:p>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7">
            <text:p>17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07">
            <text:p>107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439">
            <text:p>439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4">
            <text:p>4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9"/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3"/>
          <table:table-cell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0">
            <text:p>15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2">
            <text:p>22</text:p>
          </table:table-cell>
          <table:table-cell table:style-name="ce23" office:value-type="float" office:value="640">
            <text:p>64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49.6">
            <text:p>49,6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2.4">
            <text:p>12,4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Hydrobia ulva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7600">
            <text:p>76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2">
            <text:p>3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450">
            <text:p>245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144">
            <text:p>14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208">
            <text:p>20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rupestris</text:p>
          </table:table-cell>
          <table:table-cell table:style-name="ce20"/>
          <table:table-cell table:style-name="ce23" office:value-type="float" office:value="18">
            <text:p>1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61">
            <text:p>61</text:p>
          </table:table-cell>
          <table:table-cell table:style-name="ce23" office:value-type="float" office:value="10200">
            <text:p>102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439">
            <text:p>439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8">
            <text:p>18</text:p>
          </table:table-cell>
          <table:table-cell table:style-name="ce23" office:value-type="float" office:value="1600">
            <text:p>16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3">
            <text:p>43</text:p>
          </table:table-cell>
          <table:table-cell table:style-name="ce23" office:value-type="float" office:value="770">
            <text:p>77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242">
            <text:p>24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12">
            <text:p>1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r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320">
            <text:p>32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60">
            <text:p>260</text:p>
          </table:table-cell>
          <table:table-cell table:style-name="ce23" office:value-type="float" office:value="134">
            <text:p>13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70">
            <text:p>70</text:p>
          </table:table-cell>
          <table:table-cell table:style-name="ce23" office:value-type="float" office:value="37">
            <text:p>37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1">
            <text:p>31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6">
            <text:p>96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1">
            <text:p>51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74">
            <text:p>17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mr2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2850">
            <text:p>285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mr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409">
            <text:p>40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8">
            <text:p>8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200">
            <text:p>42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694">
            <text:p>69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416">
            <text:p>416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05">
            <text:p>105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8">
            <text:p>5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22">
            <text:p>52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6">
            <text:p>2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84">
            <text:p>28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34">
            <text:p>534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.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6">
            <text:p>3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1">
            <text:p>51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24">
            <text:p>12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10">
            <text:p>1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66">
            <text:p>26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767">
            <text:p>76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9">
            <text:p>1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38">
            <text:p>238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54">
            <text:p>25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9">
            <text:p>2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416">
            <text:p>41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252">
            <text:p>25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">
            <text:p>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6">
            <text:p>6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400">
            <text:p>54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38">
            <text:p>238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200">
            <text:p>22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0">
            <text:p>1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23">
            <text:p>22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1400">
            <text:p>140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750">
            <text:p>75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108">
            <text:p>10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1.2">
            <text:p>1,2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4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">
            <text:p>2</text:p>
          </table:table-cell>
          <table:table-cell table:style-name="ce25" office:value-type="float" office:value="0.646">
            <text:p>0,646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3">
            <text:p>3</text:p>
          </table:table-cell>
          <table:table-cell table:style-name="ce25" office:value-type="float" office:value="0.5">
            <text:p>0,5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1.2">
            <text:p>1,2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23">
            <text:p>23</text:p>
          </table:table-cell>
          <table:table-cell table:style-name="ce23" office:value-type="float" office:value="5700">
            <text:p>57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22">
            <text:p>122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42">
            <text:p>4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7">
            <text:p>27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20"/>
          <table:table-cell table:style-name="ce23" office:value-type="float" office:value="27">
            <text:p>2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9800">
            <text:p>98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53">
            <text:p>25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20"/>
          <table:table-cell table:style-name="ce23" office:value-type="float" office:value="43">
            <text:p>4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64">
            <text:p>6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426">
            <text:p>42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2200">
            <text:p>22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62">
            <text:p>16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700">
            <text:p>17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0">
            <text:p>20</text:p>
          </table:table-cell>
          <table:table-cell table:style-name="ce23" office:value-type="float" office:value="328">
            <text:p>32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8">
            <text:p>28</text:p>
          </table:table-cell>
          <table:table-cell table:style-name="ce23" office:value-type="float" office:value="519">
            <text:p>51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8">
            <text:p>2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62">
            <text:p>16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string">
            <text:p>?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mr1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mr1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34">
            <text:p>134</text:p>
          </table:table-cell>
          <table:table-cell table:style-name="ce25" office:value-type="float" office:value="16.34">
            <text:p>16,34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1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7">
            <text:p>57</text:p>
          </table:table-cell>
          <table:table-cell table:style-name="ce25" office:value-type="float" office:value="4.69">
            <text:p>4,69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1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328">
            <text:p>328</text:p>
          </table:table-cell>
          <table:table-cell table:style-name="ce25" office:value-type="float" office:value="20.9">
            <text:p>20,9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5">
            <text:p>105</text:p>
          </table:table-cell>
          <table:table-cell table:style-name="ce23" office:value-type="float" office:value="69">
            <text:p>6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8">
            <text:p>108</text:p>
          </table:table-cell>
          <table:table-cell table:style-name="ce23" office:value-type="float" office:value="57">
            <text:p>57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ina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95">
            <text:p>95</text:p>
          </table:table-cell>
          <table:table-cell table:style-name="ce23" office:value-type="float" office:value="61">
            <text:p>6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1">
            <text:p>8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600">
            <text:p>16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3">
            <text:p>1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">
            <text:p>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4">
            <text:p>804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000">
            <text:p>20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2">
            <text:p>72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9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389">
            <text:p>38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2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8">
            <text:p>8</text:p>
          </table:table-cell>
          <table:table-cell table:style-name="ce3" office:value-type="float" office:value="3600">
            <text:p>36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7">
            <text:p>7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0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31">
            <text:p>0,31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7">
            <text:p>17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1">
            <text:p>1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6">
            <text:p>16</text:p>
          </table:table-cell>
          <table:table-cell table:style-name="ce23" office:value-type="float" office:value="16">
            <text:p>16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22">
            <text:p>2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49">
            <text:p>14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695">
            <text:p>695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140">
            <text:p>114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4">
            <text:p>14</text:p>
          </table:table-cell>
          <table:table-cell table:style-name="ce23" office:value-type="float" office:value="1120">
            <text:p>112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78">
            <text:p>7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500">
            <text:p>25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207">
            <text:p>207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69">
            <text:p>6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9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3">
            <text:p>3</text:p>
          </table:table-cell>
          <table:table-cell table:style-name="ce23" office:value-type="float" office:value="650">
            <text:p>65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9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4">
            <text:p>4</text:p>
          </table:table-cell>
          <table:table-cell table:style-name="ce23" office:value-type="float" office:value="1800">
            <text:p>180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10">
            <text:p>10</text:p>
          </table:table-cell>
          <table:table-cell table:style-name="ce3" office:value-type="float" office:value="2400">
            <text:p>24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13">
            <text:p>13</text:p>
          </table:table-cell>
          <table:table-cell table:style-name="ce3" office:value-type="float" office:value="8000">
            <text:p>80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2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6">
            <text:p>6</text:p>
          </table:table-cell>
          <table:table-cell table:style-name="ce3" office:value-type="float" office:value="2300">
            <text:p>23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1">
            <text:p>1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0.67">
            <text:p>0,67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07">
            <text:p>0,07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2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0.5">
            <text:p>0,5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4">
            <text:p>34</text:p>
          </table:table-cell>
          <table:table-cell table:style-name="ce23" office:value-type="float" office:value="7800">
            <text:p>78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04">
            <text:p>10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58">
            <text:p>5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90">
            <text:p>9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0">
            <text:p>7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74">
            <text:p>7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2350">
            <text:p>235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22">
            <text:p>822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355">
            <text:p>355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ravisia forbesi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2">
            <text:p>7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28">
            <text:p>28</text:p>
          </table:table-cell>
          <table:table-cell table:style-name="ce23" office:value-type="float" office:value="9150">
            <text:p>915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7">
            <text:p>7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riapulus caudat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44">
            <text:p>14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ectinaria koren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84">
            <text:p>18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">
            <text:p>5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ravisia forbesi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04">
            <text:p>10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9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03">
            <text:p>10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9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2">
            <text:p>2</text:p>
          </table:table-cell>
          <table:table-cell table:style-name="ce23" office:value-type="float" office:value="232">
            <text:p>23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0">
            <text:p>0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28">
            <text:p>228</text:p>
          </table:table-cell>
          <table:table-cell table:style-name="ce25" office:value-type="float" office:value="45.82">
            <text:p>45,82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32">
            <text:p>232</text:p>
          </table:table-cell>
          <table:table-cell table:style-name="ce25" office:value-type="float" office:value="41.5">
            <text:p>41,5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66">
            <text:p>566</text:p>
          </table:table-cell>
          <table:table-cell table:style-name="ce25" office:value-type="float" office:value="115.15">
            <text:p>115,15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93">
            <text:p>29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riapulus caudat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6">
            <text:p>9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52">
            <text:p>15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2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800">
            <text:p>2800</text:p>
          </table:table-cell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6">
            <text:p>6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4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0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4">
            <text:p>4</text:p>
          </table:table-cell>
          <table:table-cell table:style-name="ce25" office:value-type="float" office:value="0.73">
            <text:p>0,73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0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036">
            <text:p>0,036</text:p>
          </table:table-cell>
          <table:table-cell table:style-name="ce31"/>
          <table:table-cell table:style-name="ce35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qen. sp.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85">
            <text:p>8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838">
            <text:p>838</text:p>
          </table:table-cell>
          <table:table-cell table:style-name="ce4" office:value-type="float" office:value="185">
            <text:p>18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60">
            <text:p>36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81">
            <text:p>8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731">
            <text:p>731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erastoderma edul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200">
            <text:p>62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99">
            <text:p>19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00">
            <text:p>7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9">
            <text:p>20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497">
            <text:p>497</text:p>
          </table:table-cell>
          <table:table-cell table:style-name="ce4" office:value-type="float" office:value="192">
            <text:p>19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3">
            <text:p>2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5">
            <text:p>5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4">
            <text:p>3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Arenicola marin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00">
            <text:p>6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49">
            <text:p>14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.8">
            <text:p>9,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32">
            <text:p>3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?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86">
            <text:p>8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8">
            <text:p>4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hchytraeidae gen.sp.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ili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7">
            <text:p>4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107">
            <text:p>10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ridae gen.sp.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3">
            <text:p>3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36">
            <text:p>3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19">
            <text:p>21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tilis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7">
            <text:p>4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700">
            <text:p>97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.8">
            <text:p>2,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494">
            <text:p>49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581">
            <text:p>581</text:p>
          </table:table-cell>
          <table:table-cell table:style-name="ce4" office:value-type="float" office:value="148">
            <text:p>148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9">
            <text:p>21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3">
            <text:p>2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04">
            <text:p>10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2">
            <text:p>3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hyllodoce groenland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tilis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4">
            <text:p>4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2">
            <text:p>43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7200">
            <text:p>172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9">
            <text:p>9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4500">
            <text:p>245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11">
            <text:p>11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18">
            <text:p>11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ilis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0">
            <text:p>3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00">
            <text:p>16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erastiderma edul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00">
            <text:p>47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4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4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0">
            <text:p>10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3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0">
            <text:p>8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2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mr1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mr15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500">
            <text:p>2500</text:p>
          </table:table-cell>
          <table:table-cell table:style-name="ce4"/>
          <table:table-cell table:style-name="ce36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71">
            <text:p>17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0">
            <text:p>3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189">
            <text:p>18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7">
            <text:p>5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Gammar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51">
            <text:p>35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rub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8">
            <text:p>7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1">
            <text:p>4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 table:style-name="ce3" office:value-type="float" office:value="138">
            <text:p>13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40">
            <text:p>34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900">
            <text:p>79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30">
            <text:p>1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90">
            <text:p>9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teone long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0">
            <text:p>4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9100">
            <text:p>19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110">
            <text:p>1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9">
            <text:p>30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6">
            <text:p>2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50">
            <text:p>15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85">
            <text:p>8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Jaera sp.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Turtonia minuta 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121">
            <text:p>12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Jaera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">
            <text:p>3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2">
            <text:p>4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989">
            <text:p>989</text:p>
          </table:table-cell>
          <table:table-cell table:style-name="ce3" office:value-type="float" office:value="91">
            <text:p>9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00">
            <text:p>4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6">
            <text:p>2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7">
            <text:p>1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2">
            <text:p>5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rub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2">
            <text:p>8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131">
            <text:p>1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9">
            <text:p>2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35">
            <text:p>23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table:formula="of:=105+418+2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lliopius laevisculu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obtusat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rtonia minu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1013">
            <text:p>101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table:formula="of:=108+285+382+9" office:value-type="float" office:value="784">
            <text:p>78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table:formula="of:=7+6+52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table:formula="of:=3+9+4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table:formula="of:=14+2+13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table:formula="of:=100+10+53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table:formula="of:=77+44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table:formula="of:=35+13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littore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udibranchi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teone long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05">
            <text:p>40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685">
            <text:p>68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0.29">
            <text:p>0,2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0.174">
            <text:p>0,17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82">
            <text:p>382</text:p>
          </table:table-cell>
          <table:table-cell table:style-name="ce3" office:value-type="float" office:value="0.166">
            <text:p>0,16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12">
            <text:p>0,0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.052">
            <text:p>0,05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88">
            <text:p>588</text:p>
          </table:table-cell>
          <table:table-cell table:style-name="ce3" office:value-type="float" office:value="0.286">
            <text:p>0,28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06">
            <text:p>0,00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013">
            <text:p>0,0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5">
            <text:p>5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0.099">
            <text:p>0,09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36">
            <text:p>0,03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042">
            <text:p>0,04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11">
            <text:p>0,01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0.237">
            <text:p>0,2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0.065">
            <text:p>0,06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21">
            <text:p>0,02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014">
            <text:p>0,0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048">
            <text:p>0,04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6">
            <text:p>0,02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098">
            <text:p>0,09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072">
            <text:p>0,07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17">
            <text:p>0,01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5">
            <text:p>0,0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33">
            <text:p>0,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063">
            <text:p>0,06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3">
            <text:p>0,02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0.227">
            <text:p>0,2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027">
            <text:p>0,0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/>
          <table:table-cell table:style-name="ce3"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76">
            <text:p>0,7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019">
            <text:p>0,0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14">
            <text:p>0,0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0.337">
            <text:p>0,3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53">
            <text:p>0,05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0">
            <text:p>20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019">
            <text:p>0,0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83">
            <text:p>2,8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">
            <text:p>0,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65">
            <text:p>0,6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33">
            <text:p>0,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6">
            <text:p>2,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32">
            <text:p>1,3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18">
            <text:p>0,01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12">
            <text:p>0,0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7">
            <text:p>0,00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5">
            <text:p>0,0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8">
            <text:p>0,00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3">
            <text:p>0,0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44">
            <text:p>0,14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43">
            <text:p>0,04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4">
            <text:p>0,044</text:p>
          </table:table-cell>
          <table:table-cell table:number-columns-repeated="2"/>
        </table:table-row>
        <table:table-row table:style-name="ro3" table:number-rows-repeated="104743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without M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ce41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table:style-name="ce2" office:value-type="string">
            <text:p>station</text:p>
          </table:table-cell>
          <table:table-cell table:style-name="ce3" office:value-type="string">
            <text:p>sample</text:p>
          </table:table-cell>
          <table:table-cell table:style-name="ce14" office:value-type="string">
            <text:p>square</text:p>
          </table:table-cell>
          <table:table-cell table:style-name="ce6" office:value-type="string">
            <text:p>species</text:p>
          </table:table-cell>
          <table:table-cell table:style-name="ce37" office:value-type="string">
            <text:p>N.indd</text:p>
          </table:table-cell>
          <table:table-cell table:style-name="ce22" office:value-type="string">
            <text:p>B.mg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43">
            <text:p>143</text:p>
          </table:table-cell>
          <table:table-cell table:style-name="ce22" office:value-type="float" office:value="35">
            <text:p>3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63">
            <text:p>63</text:p>
          </table:table-cell>
          <table:table-cell table:style-name="ce22" office:value-type="float" office:value="20">
            <text:p>2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3">
            <text:p>13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1">
            <text:p>2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6">
            <text:p>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94">
            <text:p>394</text:p>
          </table:table-cell>
          <table:table-cell table:style-name="ce22" office:value-type="float" office:value="64">
            <text:p>6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5">
            <text:p>15</text:p>
          </table:table-cell>
          <table:table-cell table:style-name="ce22" office:value-type="float" office:value="60">
            <text:p>6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8">
            <text:p>8</text:p>
          </table:table-cell>
          <table:table-cell table:style-name="ce22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2">
            <text:p>32</text:p>
          </table:table-cell>
          <table:table-cell table:style-name="ce22" office:value-type="float" office:value="30">
            <text:p>3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4">
            <text:p>9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19">
            <text:p>119</text:p>
          </table:table-cell>
          <table:table-cell table:style-name="ce22" office:value-type="float" office:value="199">
            <text:p>199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66">
            <text:p>66</text:p>
          </table:table-cell>
          <table:table-cell table:style-name="ce22" office:value-type="float" office:value="138">
            <text:p>13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ong and fit tubificid</text:p>
          </table:table-cell>
          <table:table-cell table:style-name="ce37" office:value-type="float" office:value="25">
            <text:p>2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413">
            <text:p>413</text:p>
          </table:table-cell>
          <table:table-cell table:style-name="ce22" office:value-type="float" office:value="77">
            <text:p>7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8" office:value-type="float" office:value="12">
            <text:p>1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6">
            <text:p>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43">
            <text:p>43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12">
            <text:p>1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38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5">
            <text:p>1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2">
            <text:p>12</text:p>
          </table:table-cell>
          <table:table-cell table:style-name="ce22" office:value-type="float" office:value="82">
            <text:p>8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35">
            <text:p>3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2" office:value-type="float" office:value="53">
            <text:p>5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10">
            <text:p>10</text:p>
          </table:table-cell>
          <table:table-cell table:style-name="ce22" office:value-type="float" office:value="47">
            <text:p>4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15">
            <text:p>1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7">
            <text:p>7</text:p>
          </table:table-cell>
          <table:table-cell table:style-name="ce22" office:value-type="float" office:value="30">
            <text:p>3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9">
            <text:p>19</text:p>
          </table:table-cell>
          <table:table-cell table:style-name="ce22" office:value-type="float" office:value="245">
            <text:p>24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20">
            <text:p>20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8" office:value-type="float" office:value="24">
            <text:p>2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8" office:value-type="float" office:value="28">
            <text:p>28</text:p>
          </table:table-cell>
          <table:table-cell table:style-name="ce22" office:value-type="float" office:value="234">
            <text:p>23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riapulus caudatus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33">
            <text:p>3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23">
            <text:p>23</text:p>
          </table:table-cell>
          <table:table-cell table:style-name="ce22" office:value-type="float" office:value="286">
            <text:p>286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8" office:value-type="float" office:value="8">
            <text:p>8</text:p>
          </table:table-cell>
          <table:table-cell table:style-name="ce22" office:value-type="float" office:value="58">
            <text:p>5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82">
            <text:p>8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8">
            <text:p>8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0">
            <text:p>10</text:p>
          </table:table-cell>
          <table:table-cell table:style-name="ce22" office:value-type="float" office:value="182">
            <text:p>18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3">
            <text:p>3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9">
            <text:p>9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26">
            <text:p>26</text:p>
          </table:table-cell>
          <table:table-cell table:style-name="ce23" office:value-type="float" office:value="35">
            <text:p>3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5">
            <text:p>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8">
            <text:p>38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88">
            <text:p>88</text:p>
          </table:table-cell>
          <table:table-cell table:style-name="ce23" office:value-type="float" office:value="20">
            <text:p>2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1">
            <text:p>3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7">
            <text:p>17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4">
            <text:p>14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9">
            <text:p>9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113">
            <text:p>113</text:p>
          </table:table-cell>
          <table:table-cell table:style-name="ce23" office:value-type="float" office:value="48">
            <text:p>4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2">
            <text:p>22</text:p>
          </table:table-cell>
          <table:table-cell table:style-name="ce23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63">
            <text:p>63</text:p>
          </table:table-cell>
          <table:table-cell table:style-name="ce23" office:value-type="float" office:value="19">
            <text:p>19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63">
            <text:p>63</text:p>
          </table:table-cell>
          <table:table-cell table:style-name="ce23" office:value-type="float" office:value="10">
            <text:p>1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65">
            <text:p>65</text:p>
          </table:table-cell>
          <table:table-cell table:style-name="ce23" office:value-type="float" office:value="22">
            <text:p>2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7">
            <text:p>7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3">
            <text:p>9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3">
            <text:p>3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31">
            <text:p>31</text:p>
          </table:table-cell>
          <table:table-cell table:style-name="ce22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94">
            <text:p>94</text:p>
          </table:table-cell>
          <table:table-cell table:style-name="ce22" office:value-type="float" office:value="39">
            <text:p>39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594">
            <text:p>594</text:p>
          </table:table-cell>
          <table:table-cell table:style-name="ce22" office:value-type="float" office:value="73">
            <text:p>7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8" office:value-type="float" office:value="105">
            <text:p>105</text:p>
          </table:table-cell>
          <table:table-cell table:style-name="ce22" office:value-type="float" office:value="27">
            <text:p>2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5">
            <text:p>5</text:p>
          </table:table-cell>
          <table:table-cell table:style-name="ce22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5">
            <text:p>5</text:p>
          </table:table-cell>
          <table:table-cell table:style-name="ce22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16">
            <text:p>1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8" office:value-type="float" office:value="14">
            <text:p>1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27">
            <text:p>127</text:p>
          </table:table-cell>
          <table:table-cell table:style-name="ce23" office:value-type="float" office:value="32">
            <text:p>3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1">
            <text:p>21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08">
            <text:p>408</text:p>
          </table:table-cell>
          <table:table-cell table:style-name="ce22" office:value-type="float" office:value="52">
            <text:p>5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7">
            <text:p>57</text:p>
          </table:table-cell>
          <table:table-cell table:style-name="ce22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9">
            <text:p>29</text:p>
          </table:table-cell>
          <table:table-cell table:style-name="ce22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55">
            <text:p>55</text:p>
          </table:table-cell>
          <table:table-cell table:style-name="ce22" office:value-type="float" office:value="12">
            <text:p>1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5">
            <text:p>5</text:p>
          </table:table-cell>
          <table:table-cell table:style-name="ce22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45">
            <text:p>4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16">
            <text:p>16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47">
            <text:p>47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9">
            <text:p>9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microphtalmus sczelkovii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ex costatus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20">
            <text:p>2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33">
            <text:p>3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3">
            <text:p>3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5">
            <text:p>5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54">
            <text:p>54</text:p>
          </table:table-cell>
          <table:table-cell table:style-name="ce23" office:value-type="float" office:value="87">
            <text:p>8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4">
            <text:p>94</text:p>
          </table:table-cell>
          <table:table-cell table:style-name="ce23" office:value-type="float" office:value="37">
            <text:p>3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68">
            <text:p>168</text:p>
          </table:table-cell>
          <table:table-cell table:style-name="ce23" office:value-type="float" office:value="14">
            <text:p>1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52">
            <text:p>52</text:p>
          </table:table-cell>
          <table:table-cell table:style-name="ce23" office:value-type="float" office:value="15">
            <text:p>1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77">
            <text:p>77</text:p>
          </table:table-cell>
          <table:table-cell table:style-name="ce23" office:value-type="float" office:value="12">
            <text:p>1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0.5">
            <text:p>0,5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1">
            <text:p>1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3">
            <text:p>33</text:p>
          </table:table-cell>
          <table:table-cell table:style-name="ce23" office:value-type="float" office:value="30">
            <text:p>3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114">
            <text:p>114</text:p>
          </table:table-cell>
          <table:table-cell table:style-name="ce23" office:value-type="float" office:value="40">
            <text:p>40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43">
            <text:p>43</text:p>
          </table:table-cell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4">
            <text:p>1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Nicomache lumbric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287">
            <text:p>287</text:p>
          </table:table-cell>
          <table:table-cell table:style-name="ce23" office:value-type="float" office:value="48">
            <text:p>4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9">
            <text:p>9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60">
            <text:p>60</text:p>
          </table:table-cell>
          <table:table-cell table:style-name="ce23" office:value-type="float" office:value="18">
            <text:p>1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03">
            <text:p>103</text:p>
          </table:table-cell>
          <table:table-cell table:style-name="ce23" office:value-type="float" office:value="15">
            <text:p>1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3">
            <text:p>1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467">
            <text:p>467</text:p>
          </table:table-cell>
          <table:table-cell table:style-name="ce23" office:value-type="float" office:value="53">
            <text:p>53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0">
            <text:p>90</text:p>
          </table:table-cell>
          <table:table-cell table:style-name="ce23" office:value-type="float" office:value="17">
            <text:p>17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49">
            <text:p>149</text:p>
          </table:table-cell>
          <table:table-cell table:style-name="ce23" office:value-type="float" office:value="125">
            <text:p>125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8">
            <text:p>8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7">
            <text:p>17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07">
            <text:p>107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439">
            <text:p>439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4">
            <text:p>44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5">
            <text:p>5</text:p>
          </table:table-cell>
          <table:table-cell table:style-name="ce23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150">
            <text:p>15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2">
            <text:p>22</text:p>
          </table:table-cell>
          <table:table-cell table:style-name="ce23" office:value-type="float" office:value="640">
            <text:p>64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49.6">
            <text:p>49,6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2.4">
            <text:p>12,4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Hydrobia ulva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60">
            <text:p>60</text:p>
          </table:table-cell>
          <table:table-cell table:style-name="ce23" office:value-type="float" office:value="7600">
            <text:p>76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2">
            <text:p>3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450">
            <text:p>245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7">
            <text:p>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144">
            <text:p>14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3">
            <text:p>13</text:p>
          </table:table-cell>
          <table:table-cell table:style-name="ce23" office:value-type="float" office:value="208">
            <text:p>20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rupestris</text:p>
          </table:table-cell>
          <table:table-cell table:style-name="ce37"/>
          <table:table-cell table:style-name="ce23" office:value-type="float" office:value="18">
            <text:p>1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61">
            <text:p>61</text:p>
          </table:table-cell>
          <table:table-cell table:style-name="ce23" office:value-type="float" office:value="10200">
            <text:p>102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439">
            <text:p>43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8">
            <text:p>18</text:p>
          </table:table-cell>
          <table:table-cell table:style-name="ce23" office:value-type="float" office:value="1600">
            <text:p>16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3">
            <text:p>43</text:p>
          </table:table-cell>
          <table:table-cell table:style-name="ce23" office:value-type="float" office:value="770">
            <text:p>77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242">
            <text:p>24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22">
            <text:p>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12">
            <text:p>1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320">
            <text:p>32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60">
            <text:p>260</text:p>
          </table:table-cell>
          <table:table-cell table:style-name="ce23" office:value-type="float" office:value="134">
            <text:p>13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70">
            <text:p>70</text:p>
          </table:table-cell>
          <table:table-cell table:style-name="ce23" office:value-type="float" office:value="37">
            <text:p>3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1">
            <text:p>31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6">
            <text:p>9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1">
            <text:p>5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74">
            <text:p>17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200">
            <text:p>42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694">
            <text:p>69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416">
            <text:p>41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05">
            <text:p>105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8">
            <text:p>5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22">
            <text:p>5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6">
            <text:p>2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84">
            <text:p>28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34">
            <text:p>53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6">
            <text:p>3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1">
            <text:p>5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24">
            <text:p>12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10">
            <text:p>1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66">
            <text:p>26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767">
            <text:p>76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38">
            <text:p>23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54">
            <text:p>25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9">
            <text:p>2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416">
            <text:p>41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252">
            <text:p>25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400">
            <text:p>54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38">
            <text:p>23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200">
            <text:p>22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0">
            <text:p>1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23">
            <text:p>22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23">
            <text:p>23</text:p>
          </table:table-cell>
          <table:table-cell table:style-name="ce23" office:value-type="float" office:value="5700">
            <text:p>57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1">
            <text:p>1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22">
            <text:p>1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42">
            <text:p>4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7">
            <text:p>2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37"/>
          <table:table-cell table:style-name="ce23" office:value-type="float" office:value="27">
            <text:p>2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9800">
            <text:p>98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53">
            <text:p>25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37"/>
          <table:table-cell table:style-name="ce23" office:value-type="float" office:value="43">
            <text:p>4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7">
            <text:p>7</text:p>
          </table:table-cell>
          <table:table-cell table:style-name="ce23" office:value-type="float" office:value="64">
            <text:p>6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426">
            <text:p>42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2200">
            <text:p>22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62">
            <text:p>16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700">
            <text:p>17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0">
            <text:p>20</text:p>
          </table:table-cell>
          <table:table-cell table:style-name="ce23" office:value-type="float" office:value="328">
            <text:p>32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8">
            <text:p>28</text:p>
          </table:table-cell>
          <table:table-cell table:style-name="ce23" office:value-type="float" office:value="519">
            <text:p>51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8">
            <text:p>2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162">
            <text:p>16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5">
            <text:p>105</text:p>
          </table:table-cell>
          <table:table-cell table:style-name="ce23" office:value-type="float" office:value="69">
            <text:p>6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8">
            <text:p>108</text:p>
          </table:table-cell>
          <table:table-cell table:style-name="ce23" office:value-type="float" office:value="57">
            <text:p>5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ina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95">
            <text:p>95</text:p>
          </table:table-cell>
          <table:table-cell table:style-name="ce23" office:value-type="float" office:value="61">
            <text:p>6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1">
            <text:p>8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">
            <text:p>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600">
            <text:p>16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3">
            <text:p>1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">
            <text:p>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04">
            <text:p>80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000">
            <text:p>20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2">
            <text:p>7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5">
            <text:p>25</text:p>
          </table:table-cell>
          <table:table-cell table:style-name="ce23" office:value-type="float" office:value="19">
            <text:p>1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7">
            <text:p>17</text:p>
          </table:table-cell>
          <table:table-cell table:style-name="ce23" office:value-type="float" office:value="3">
            <text:p>3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6">
            <text:p>16</text:p>
          </table:table-cell>
          <table:table-cell table:style-name="ce23" office:value-type="float" office:value="16">
            <text:p>1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19">
            <text:p>1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22">
            <text:p>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2">
            <text:p>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49">
            <text:p>14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695">
            <text:p>695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140">
            <text:p>114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4">
            <text:p>14</text:p>
          </table:table-cell>
          <table:table-cell table:style-name="ce23" office:value-type="float" office:value="1120">
            <text:p>112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78">
            <text:p>7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500">
            <text:p>25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0">
            <text:p>8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207">
            <text:p>207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69">
            <text:p>69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6">
            <text:p>6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80">
            <text:p>8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7">
            <text:p>7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5">
            <text:p>5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3">
            <text:p>13</text:p>
          </table:table-cell>
          <table:table-cell table:style-name="ce23" office:value-type="float" office:value="2">
            <text:p>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8">
            <text:p>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4">
            <text:p>34</text:p>
          </table:table-cell>
          <table:table-cell table:style-name="ce23" office:value-type="float" office:value="7800">
            <text:p>780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04">
            <text:p>10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58">
            <text:p>58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90">
            <text:p>9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0">
            <text:p>7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74">
            <text:p>74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2350">
            <text:p>235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22">
            <text:p>82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5">
            <text:p>15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355">
            <text:p>355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ravisia forbesii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2">
            <text:p>72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1">
            <text:p>11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28">
            <text:p>28</text:p>
          </table:table-cell>
          <table:table-cell table:style-name="ce23" office:value-type="float" office:value="9150">
            <text:p>9150,0</text:p>
          </table:table-cell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104">
            <text:p>104,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55">
            <text:p>55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06">
            <text:p>106</text:p>
          </table:table-cell>
          <table:table-cell table:style-name="ce4" office:value-type="float" office:value="33">
            <text:p>3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77">
            <text:p>77</text:p>
          </table:table-cell>
          <table:table-cell table:style-name="ce4" office:value-type="float" office:value="127">
            <text:p>12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34">
            <text:p>234</text:p>
          </table:table-cell>
          <table:table-cell table:style-name="ce4" office:value-type="float" office:value="85">
            <text:p>8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29">
            <text:p>29</text:p>
          </table:table-cell>
          <table:table-cell table:style-name="ce4" office:value-type="float" office:value="7">
            <text:p>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1">
            <text:p>31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838">
            <text:p>838</text:p>
          </table:table-cell>
          <table:table-cell table:style-name="ce4" office:value-type="float" office:value="185">
            <text:p>18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60">
            <text:p>36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4">
            <text:p>4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500">
            <text:p>5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0">
            <text:p>10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96">
            <text:p>196</text:p>
          </table:table-cell>
          <table:table-cell table:style-name="ce4" office:value-type="float" office:value="69">
            <text:p>6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48">
            <text:p>248</text:p>
          </table:table-cell>
          <table:table-cell table:style-name="ce4" office:value-type="float" office:value="81">
            <text:p>8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731">
            <text:p>731</text:p>
          </table:table-cell>
          <table:table-cell table:style-name="ce4" office:value-type="float" office:value="186">
            <text:p>186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0">
            <text:p>10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6200">
            <text:p>62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10">
            <text:p>110</text:p>
          </table:table-cell>
          <table:table-cell table:style-name="ce4" office:value-type="float" office:value="199">
            <text:p>19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string">
            <text:p>-</text:p>
          </table:table-cell>
          <table:table-cell table:style-name="ce4" office:value-type="string">
            <text:p>-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700">
            <text:p>7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209">
            <text:p>20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497">
            <text:p>497</text:p>
          </table:table-cell>
          <table:table-cell table:style-name="ce4" office:value-type="float" office:value="192">
            <text:p>19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87">
            <text:p>87</text:p>
          </table:table-cell>
          <table:table-cell table:style-name="ce4" office:value-type="float" office:value="23">
            <text:p>2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51">
            <text:p>51</text:p>
          </table:table-cell>
          <table:table-cell table:style-name="ce4" office:value-type="float" office:value="55">
            <text:p>5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80">
            <text:p>80</text:p>
          </table:table-cell>
          <table:table-cell table:style-name="ce4" office:value-type="float" office:value="34">
            <text:p>3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7">
            <text:p>17</text:p>
          </table:table-cell>
          <table:table-cell table:style-name="ce4" office:value-type="float" office:value="18">
            <text:p>1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17">
            <text:p>17</text:p>
          </table:table-cell>
          <table:table-cell table:style-name="ce4" office:value-type="string">
            <text:p>-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9">
            <text:p>1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Arenicola marin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2">
            <text:p>2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2">
            <text:p>1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0">
            <text:p>1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600">
            <text:p>6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249">
            <text:p>249</text:p>
          </table:table-cell>
          <table:table-cell table:style-name="ce4" office:value-type="float" office:value="149">
            <text:p>14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42">
            <text:p>42</text:p>
          </table:table-cell>
          <table:table-cell table:style-name="ce4" office:value-type="float" office:value="40">
            <text:p>4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16">
            <text:p>16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4">
            <text:p>14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9.8">
            <text:p>9,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48">
            <text:p>48</text:p>
          </table:table-cell>
          <table:table-cell table:style-name="ce4" office:value-type="float" office:value="32">
            <text:p>3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7">
            <text:p>7</text:p>
          </table:table-cell>
          <table:table-cell table:style-name="ce4" office:value-type="float" office:value="15">
            <text:p>1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1">
            <text:p>11</text:p>
          </table:table-cell>
          <table:table-cell table:style-name="ce4" office:value-type="float" office:value="18">
            <text:p>1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0">
            <text:p>1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96">
            <text:p>196</text:p>
          </table:table-cell>
          <table:table-cell table:style-name="ce4" office:value-type="float" office:value="86">
            <text:p>86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54">
            <text:p>54</text:p>
          </table:table-cell>
          <table:table-cell table:style-name="ce4" office:value-type="float" office:value="48">
            <text:p>4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17">
            <text:p>17</text:p>
          </table:table-cell>
          <table:table-cell table:style-name="ce4" office:value-type="float" office:value="11">
            <text:p>1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7">
            <text:p>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47">
            <text:p>4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406">
            <text:p>406</text:p>
          </table:table-cell>
          <table:table-cell table:style-name="ce4" office:value-type="float" office:value="107">
            <text:p>10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6">
            <text:p>26</text:p>
          </table:table-cell>
          <table:table-cell table:style-name="ce4" office:value-type="float" office:value="7">
            <text:p>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25">
            <text:p>25</text:p>
          </table:table-cell>
          <table:table-cell table:style-name="ce4" office:value-type="float" office:value="12">
            <text:p>1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43">
            <text:p>43</text:p>
          </table:table-cell>
          <table:table-cell table:style-name="ce4" office:value-type="float" office:value="33">
            <text:p>3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212">
            <text:p>212</text:p>
          </table:table-cell>
          <table:table-cell table:style-name="ce4" office:value-type="float" office:value="36">
            <text:p>36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8">
            <text:p>8</text:p>
          </table:table-cell>
          <table:table-cell table:style-name="ce4" office:value-type="float" office:value="219">
            <text:p>21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7">
            <text:p>7</text:p>
          </table:table-cell>
          <table:table-cell table:style-name="ce4" office:value-type="float" office:value="47">
            <text:p>4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9700">
            <text:p>97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.8">
            <text:p>2,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40">
            <text:p>40</text:p>
          </table:table-cell>
          <table:table-cell table:style-name="ce4" office:value-type="float" office:value="25">
            <text:p>2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2">
            <text:p>22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14">
            <text:p>14</text:p>
          </table:table-cell>
          <table:table-cell table:style-name="ce4" office:value-type="float" office:value="494">
            <text:p>49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5">
            <text:p>5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581">
            <text:p>581</text:p>
          </table:table-cell>
          <table:table-cell table:style-name="ce4" office:value-type="float" office:value="148">
            <text:p>14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32">
            <text:p>132</text:p>
          </table:table-cell>
          <table:table-cell table:style-name="ce4" office:value-type="float" office:value="219">
            <text:p>21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61">
            <text:p>61</text:p>
          </table:table-cell>
          <table:table-cell table:style-name="ce4" office:value-type="float" office:value="23">
            <text:p>2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46">
            <text:p>46</text:p>
          </table:table-cell>
          <table:table-cell table:style-name="ce4" office:value-type="string">
            <text:p>-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9">
            <text:p>9</text:p>
          </table:table-cell>
          <table:table-cell table:style-name="ce4" office:value-type="float" office:value="13">
            <text:p>1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43">
            <text:p>43</text:p>
          </table:table-cell>
          <table:table-cell table:style-name="ce4" office:value-type="float" office:value="104">
            <text:p>10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32">
            <text:p>3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hyllodoce groenland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3">
            <text:p>2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8">
            <text:p>8</text:p>
          </table:table-cell>
          <table:table-cell table:style-name="ce4" office:value-type="float" office:value="44">
            <text:p>4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32">
            <text:p>43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34">
            <text:p>34</text:p>
          </table:table-cell>
          <table:table-cell table:style-name="ce4" office:value-type="float" office:value="17200">
            <text:p>172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1">
            <text:p>11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64">
            <text:p>64</text:p>
          </table:table-cell>
          <table:table-cell table:style-name="ce4" office:value-type="float" office:value="27">
            <text:p>2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12">
            <text:p>12</text:p>
          </table:table-cell>
          <table:table-cell table:style-name="ce4" office:value-type="float" office:value="12">
            <text:p>1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5">
            <text:p>25</text:p>
          </table:table-cell>
          <table:table-cell table:style-name="ce4" office:value-type="float" office:value="4">
            <text:p>4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99">
            <text:p>99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38">
            <text:p>38</text:p>
          </table:table-cell>
          <table:table-cell table:style-name="ce4" office:value-type="float" office:value="24500">
            <text:p>245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178">
            <text:p>178</text:p>
          </table:table-cell>
          <table:table-cell table:style-name="ce4" office:value-type="float" office:value="61">
            <text:p>6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28">
            <text:p>28</text:p>
          </table:table-cell>
          <table:table-cell table:style-name="ce4" office:value-type="float" office:value="111">
            <text:p>11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61">
            <text:p>61</text:p>
          </table:table-cell>
          <table:table-cell table:style-name="ce4" office:value-type="float" office:value="118">
            <text:p>118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7">
            <text:p>7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31">
            <text:p>31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600">
            <text:p>1600</text:p>
          </table:table-cell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700">
            <text:p>47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67">
            <text:p>67</text:p>
          </table:table-cell>
          <table:table-cell table:style-name="ce3" office:value-type="float" office:value="43">
            <text:p>4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14">
            <text:p>1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0">
            <text:p>1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171">
            <text:p>17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20">
            <text:p>12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300">
            <text:p>3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391">
            <text:p>391</text:p>
          </table:table-cell>
          <table:table-cell table:style-name="ce3" office:value-type="float" office:value="189">
            <text:p>18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5">
            <text:p>15</text:p>
          </table:table-cell>
          <table:table-cell table:style-name="ce3" office:value-type="float" office:value="12">
            <text:p>1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10">
            <text:p>1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10">
            <text:p>1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9">
            <text:p>1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57">
            <text:p>57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351">
            <text:p>35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31">
            <text:p>3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78">
            <text:p>78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41">
            <text:p>4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2">
            <text:p>42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70">
            <text:p>570</text:p>
          </table:table-cell>
          <table:table-cell table:style-name="ce3" office:value-type="float" office:value="100">
            <text:p>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7">
            <text:p>87</text:p>
          </table:table-cell>
          <table:table-cell table:style-name="ce3" office:value-type="float" office:value="25">
            <text:p>2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25">
            <text:p>2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38">
            <text:p>138</text:p>
          </table:table-cell>
          <table:table-cell table:style-name="ce3" office:value-type="float" office:value="138">
            <text:p>138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6">
            <text:p>1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100">
            <text:p>1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340">
            <text:p>34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7900">
            <text:p>79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45">
            <text:p>4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8">
            <text:p>18</text:p>
          </table:table-cell>
          <table:table-cell table:style-name="ce3" office:value-type="float" office:value="15">
            <text:p>1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20">
            <text:p>2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30">
            <text:p>30</text:p>
          </table:table-cell>
          <table:table-cell table:style-name="ce3" office:value-type="float" office:value="7">
            <text:p>7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08">
            <text:p>108</text:p>
          </table:table-cell>
          <table:table-cell table:style-name="ce3" office:value-type="float" office:value="130">
            <text:p>13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13">
            <text:p>1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08">
            <text:p>308</text:p>
          </table:table-cell>
          <table:table-cell table:style-name="ce3" office:value-type="float" office:value="90">
            <text:p>9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teone long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5">
            <text:p>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43">
            <text:p>4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00">
            <text:p>4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31">
            <text:p>3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19100">
            <text:p>19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8">
            <text:p>28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38">
            <text:p>338</text:p>
          </table:table-cell>
          <table:table-cell table:style-name="ce3" office:value-type="float" office:value="110">
            <text:p>11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309">
            <text:p>30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26">
            <text:p>2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103">
            <text:p>103</text:p>
          </table:table-cell>
          <table:table-cell table:style-name="ce3" office:value-type="float" office:value="35">
            <text:p>3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60">
            <text:p>60</text:p>
          </table:table-cell>
          <table:table-cell table:style-name="ce3" office:value-type="float" office:value="150">
            <text:p>15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0">
            <text:p>60</text:p>
          </table:table-cell>
          <table:table-cell table:style-name="ce3" office:value-type="float" office:value="85">
            <text:p>8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30">
            <text:p>3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9">
            <text:p>29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32">
            <text:p>432</text:p>
          </table:table-cell>
          <table:table-cell table:style-name="ce3" office:value-type="float" office:value="121">
            <text:p>12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6">
            <text:p>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9">
            <text:p>89</text:p>
          </table:table-cell>
          <table:table-cell table:style-name="ce3" office:value-type="float" office:value="22">
            <text:p>2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5">
            <text:p>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94">
            <text:p>94</text:p>
          </table:table-cell>
          <table:table-cell table:style-name="ce3" office:value-type="float" office:value="24">
            <text:p>2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32">
            <text:p>32</text:p>
          </table:table-cell>
          <table:table-cell table:style-name="ce3" office:value-type="float" office:value="25">
            <text:p>2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8">
            <text:p>8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37">
            <text:p>37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49">
            <text:p>49</text:p>
          </table:table-cell>
          <table:table-cell table:style-name="ce3" office:value-type="float" office:value="42">
            <text:p>4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4">
            <text:p>4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1100">
            <text:p>1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25">
            <text:p>2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989">
            <text:p>989</text:p>
          </table:table-cell>
          <table:table-cell table:style-name="ce3" office:value-type="float" office:value="91">
            <text:p>9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9">
            <text:p>89</text:p>
          </table:table-cell>
          <table:table-cell table:style-name="ce3" office:value-type="float" office:value="31">
            <text:p>3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8">
            <text:p>58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400">
            <text:p>4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100">
            <text:p>100</text:p>
          </table:table-cell>
          <table:table-cell table:style-name="ce3" office:value-type="float" office:value="26">
            <text:p>2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5">
            <text:p>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17">
            <text:p>17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50">
            <text:p>50</text:p>
          </table:table-cell>
          <table:table-cell table:style-name="ce3" office:value-type="float" office:value="52">
            <text:p>5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82">
            <text:p>8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2">
            <text:p>22</text:p>
          </table:table-cell>
          <table:table-cell table:style-name="ce3" office:value-type="float" office:value="14">
            <text:p>1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43">
            <text:p>4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1100">
            <text:p>110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27">
            <text:p>427</text:p>
          </table:table-cell>
          <table:table-cell table:style-name="ce3" office:value-type="float" office:value="131">
            <text:p>131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61">
            <text:p>61</text:p>
          </table:table-cell>
          <table:table-cell table:style-name="ce3" office:value-type="float" office:value="19">
            <text:p>1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 table:style-name="ce3" office:value-type="float" office:value="16">
            <text:p>16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2">
            <text:p>1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13">
            <text:p>13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6">
            <text:p>36</text:p>
          </table:table-cell>
          <table:table-cell table:style-name="ce3" office:value-type="float" office:value="29">
            <text:p>29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18">
            <text:p>18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0">
            <text:p>80</text:p>
          </table:table-cell>
          <table:table-cell table:style-name="ce3" office:value-type="float" office:value="30">
            <text:p>30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5">
            <text:p>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9">
            <text:p>29</text:p>
          </table:table-cell>
          <table:table-cell table:style-name="ce3" office:value-type="float" office:value="4">
            <text:p>4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35">
            <text:p>235</text:p>
          </table:table-cell>
        </table:table-row>
        <table:table-row table:style-name="ro1" table:visibility="filter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500">
            <text:p>500</text:p>
          </table:table-cell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table:formula="of:=105+418+2" office:value-type="float" office:value="525">
            <text:p>52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6">
            <text:p>1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lliopius laevisculu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5">
            <text:p>2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42">
            <text:p>14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31">
            <text:p>3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1">
            <text:p>4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6">
            <text:p>1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2">
            <text:p>1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obtusat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14">
            <text:p>11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1013">
            <text:p>101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78">
            <text:p>7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5">
            <text:p>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98">
            <text:p>9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43">
            <text:p>14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8">
            <text:p>4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45">
            <text:p>4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4">
            <text:p>2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5">
            <text:p>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6">
            <text:p>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2">
            <text:p>3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83">
            <text:p>8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table:formula="of:=108+285+382+9" office:value-type="float" office:value="784">
            <text:p>78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table:formula="of:=7+6+52" office:value-type="float" office:value="65">
            <text:p>6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6">
            <text:p>3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table:formula="of:=3+9+4" office:value-type="float" office:value="16">
            <text:p>1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table:formula="of:=14+2+13" office:value-type="float" office:value="29">
            <text:p>2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table:formula="of:=100+10+53" office:value-type="float" office:value="163">
            <text:p>16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table:formula="of:=77+44" office:value-type="float" office:value="121">
            <text:p>1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table:formula="of:=35+13" office:value-type="float" office:value="48">
            <text:p>4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littore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udibranchi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67">
            <text:p>6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89">
            <text:p>48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9">
            <text:p>3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8">
            <text:p>6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teone long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31">
            <text:p>3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0">
            <text:p>8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4">
            <text:p>1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05">
            <text:p>40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38">
            <text:p>3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83">
            <text:p>8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8">
            <text:p>3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2">
            <text:p>1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685">
            <text:p>68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77">
            <text:p>7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61">
            <text:p>6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5">
            <text:p>65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9">
            <text:p>1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9">
            <text:p>8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3">
            <text:p>2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6">
            <text:p>6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4">
            <text:p>1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10">
            <text:p>11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0">
            <text:p>20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8">
            <text:p>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78">
            <text:p>17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3">
            <text:p>1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72">
            <text:p>7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41">
            <text:p>24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3">
            <text:p>2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 table:visibility="filter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40">
            <text:p>540</text:p>
          </table:table-cell>
          <table:table-cell table:style-name="ce3" office:value-type="float" office:value="0.29">
            <text:p>0,2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33">
            <text:p>433</text:p>
          </table:table-cell>
          <table:table-cell table:style-name="ce3" office:value-type="float" office:value="0.174">
            <text:p>0,17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82">
            <text:p>382</text:p>
          </table:table-cell>
          <table:table-cell table:style-name="ce3" office:value-type="float" office:value="0.166">
            <text:p>0,16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0.012">
            <text:p>0,0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81">
            <text:p>81</text:p>
          </table:table-cell>
          <table:table-cell table:style-name="ce3" office:value-type="float" office:value="0.052">
            <text:p>0,05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88">
            <text:p>588</text:p>
          </table:table-cell>
          <table:table-cell table:style-name="ce3" office:value-type="float" office:value="0.286">
            <text:p>0,28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0.006">
            <text:p>0,00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96">
            <text:p>96</text:p>
          </table:table-cell>
          <table:table-cell table:style-name="ce3" office:value-type="float" office:value="0.12">
            <text:p>0,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0.013">
            <text:p>0,01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003">
            <text:p>0,00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0.004">
            <text:p>0,00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4">
            <text:p>44</text:p>
          </table:table-cell>
          <table:table-cell table:style-name="ce3" office:value-type="float" office:value="0.005">
            <text:p>0,00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0.002">
            <text:p>0,0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0.009">
            <text:p>0,00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0.004">
            <text:p>0,00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5">
            <text:p>5</text:p>
          </table:table-cell>
          <table:table-cell table:style-name="ce26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5">
            <text:p>0,00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09">
            <text:p>0,00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26">
            <text:p>126</text:p>
          </table:table-cell>
          <table:table-cell table:style-name="ce3" office:value-type="float" office:value="0.099">
            <text:p>0,09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0.036">
            <text:p>0,03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2">
            <text:p>42</text:p>
          </table:table-cell>
          <table:table-cell table:style-name="ce3" office:value-type="float" office:value="0.042">
            <text:p>0,04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011">
            <text:p>0,01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59">
            <text:p>459</text:p>
          </table:table-cell>
          <table:table-cell table:style-name="ce3" office:value-type="float" office:value="0.237">
            <text:p>0,23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27">
            <text:p>127</text:p>
          </table:table-cell>
          <table:table-cell table:style-name="ce3" office:value-type="float" office:value="0.065">
            <text:p>0,06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21">
            <text:p>0,02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3">
            <text:p>23</text:p>
          </table:table-cell>
          <table:table-cell table:style-name="ce3" office:value-type="float" office:value="0.014">
            <text:p>0,01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68">
            <text:p>68</text:p>
          </table:table-cell>
          <table:table-cell table:style-name="ce3" office:value-type="float" office:value="0.048">
            <text:p>0,04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6">
            <text:p>0,02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0.098">
            <text:p>0,09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0.072">
            <text:p>0,07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4">
            <text:p>0,00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0.12">
            <text:p>0,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25">
            <text:p>0,2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9">
            <text:p>0,00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17">
            <text:p>0,01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15">
            <text:p>0,01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5">
            <text:p>0,02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33">
            <text:p>0,13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0.063">
            <text:p>0,06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2">
            <text:p>0,0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3">
            <text:p>0,02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14">
            <text:p>114</text:p>
          </table:table-cell>
          <table:table-cell table:style-name="ce3" office:value-type="float" office:value="0.227">
            <text:p>0,22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2">
            <text:p>0,0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61">
            <text:p>61</text:p>
          </table:table-cell>
          <table:table-cell table:style-name="ce3" office:value-type="float" office:value="0.027">
            <text:p>0,02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3">
            <text:p>0,00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0.004">
            <text:p>0,00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0.003">
            <text:p>0,00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34">
            <text:p>34</text:p>
          </table:table-cell>
          <table:table-cell table:style-name="ce3" office:value-type="float" office:value="1.69">
            <text:p>1,6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/>
          <table:table-cell table:style-name="ce3" office:value-type="float" office:value="1.27">
            <text:p>1,2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71">
            <text:p>71</text:p>
          </table:table-cell>
          <table:table-cell table:style-name="ce3" office:value-type="float" office:value="8.5">
            <text:p>8,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76">
            <text:p>0,76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0.019">
            <text:p>0,01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05">
            <text:p>0,00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14">
            <text:p>0,01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11">
            <text:p>211</text:p>
          </table:table-cell>
          <table:table-cell table:style-name="ce3" office:value-type="float" office:value="0.337">
            <text:p>0,33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0.02">
            <text:p>0,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0.053">
            <text:p>0,05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0">
            <text:p>20</text:p>
          </table:table-cell>
          <table:table-cell table:style-name="ce26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3">
            <text:p>0,00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1">
            <text:p>21</text:p>
          </table:table-cell>
          <table:table-cell table:style-name="ce3" office:value-type="float" office:value="0.019">
            <text:p>0,019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0.12">
            <text:p>0,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">
            <text:p>0,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2">
            <text:p>0,00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.83">
            <text:p>2,8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4">
            <text:p>0,1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65">
            <text:p>0,6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33">
            <text:p>0,13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.6">
            <text:p>2,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1.32">
            <text:p>1,3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18">
            <text:p>0,01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12">
            <text:p>0,012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1">
            <text:p>0,0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7">
            <text:p>0,007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25">
            <text:p>0,025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8">
            <text:p>0,00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13">
            <text:p>0,01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0.144">
            <text:p>0,144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1">
            <text:p>0,01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8">
            <text:p>0,8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43">
            <text:p>0,043</text:p>
          </table:table-cell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 table:visibility="filter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44">
            <text:p>0,044</text:p>
          </table:table-cell>
        </table:table-row>
        <table:table-row table:style-name="ro3" table:number-rows-repeated="104751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with_all_M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41"/>
        <table:table-column table:style-name="co1" table:number-columns-repeated="3" table:default-cell-style-name="Default"/>
        <table:table-row table:style-name="ro1">
          <table:table-cell office:value-type="string">
            <text:p>year</text:p>
          </table:table-cell>
          <table:table-cell table:style-name="ce2" office:value-type="string">
            <text:p>station</text:p>
          </table:table-cell>
          <table:table-cell table:style-name="ce3" office:value-type="string">
            <text:p>sample</text:p>
          </table:table-cell>
          <table:table-cell table:style-name="ce14" office:value-type="string">
            <text:p>square</text:p>
          </table:table-cell>
          <table:table-cell table:style-name="ce6" office:value-type="string">
            <text:p>species</text:p>
          </table:table-cell>
          <table:table-cell table:style-name="ce37" office:value-type="string">
            <text:p>N.indd</text:p>
          </table:table-cell>
          <table:table-cell table:style-name="ce22" office:value-type="string">
            <text:p>B.mg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3">
            <text:p>13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63">
            <text:p>63</text:p>
          </table:table-cell>
          <table:table-cell table:style-name="ce22" office:value-type="float" office:value="20">
            <text:p>2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43">
            <text:p>143</text:p>
          </table:table-cell>
          <table:table-cell table:style-name="ce22" office:value-type="float" office:value="35">
            <text:p>3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2">
            <text:p>12</text:p>
          </table:table-cell>
          <table:table-cell table:style-name="ce22" office:value-type="float" office:value="82">
            <text:p>8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10">
            <text:p>10</text:p>
          </table:table-cell>
          <table:table-cell table:style-name="ce22" office:value-type="float" office:value="47">
            <text:p>4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35">
            <text:p>3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6">
            <text:p>6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1">
            <text:p>2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5">
            <text:p>15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2" office:value-type="float" office:value="53">
            <text:p>5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5">
            <text:p>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38" office:value-type="float" office:value="2">
            <text:p>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6">
            <text:p>6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12">
            <text:p>1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413">
            <text:p>413</text:p>
          </table:table-cell>
          <table:table-cell table:style-name="ce22" office:value-type="float" office:value="77">
            <text:p>7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8" office:value-type="float" office:value="28">
            <text:p>28</text:p>
          </table:table-cell>
          <table:table-cell table:style-name="ce22" office:value-type="float" office:value="234">
            <text:p>23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8" office:value-type="float" office:value="24">
            <text:p>24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8" office:value-type="float" office:value="8">
            <text:p>8</text:p>
          </table:table-cell>
          <table:table-cell table:style-name="ce22" office:value-type="float" office:value="58">
            <text:p>58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8" office:value-type="float" office:value="12">
            <text:p>1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riapulus caudatus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33">
            <text:p>3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43">
            <text:p>43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20">
            <text:p>20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23">
            <text:p>23</text:p>
          </table:table-cell>
          <table:table-cell table:style-name="ce22" office:value-type="float" office:value="286">
            <text:p>286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8">
            <text:p>8</text:p>
          </table:table-cell>
          <table:table-cell table:style-name="ce22" office:value-type="float" office:value="7">
            <text:p>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66">
            <text:p>66</text:p>
          </table:table-cell>
          <table:table-cell table:style-name="ce22" office:value-type="float" office:value="138">
            <text:p>138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4">
            <text:p>94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94">
            <text:p>394</text:p>
          </table:table-cell>
          <table:table-cell table:style-name="ce22" office:value-type="float" office:value="64">
            <text:p>6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9">
            <text:p>19</text:p>
          </table:table-cell>
          <table:table-cell table:style-name="ce22" office:value-type="float" office:value="245">
            <text:p>24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ong and fit tubificid</text:p>
          </table:table-cell>
          <table:table-cell table:style-name="ce37" office:value-type="float" office:value="25">
            <text:p>25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table:style-name="ce3" office:value-type="string">
            <text:p>I-3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3" office:value-type="float" office:value="5800">
            <text:p>58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7">
            <text:p>7</text:p>
          </table:table-cell>
          <table:table-cell table:style-name="ce22" office:value-type="float" office:value="30">
            <text:p>3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5">
            <text:p>15</text:p>
          </table:table-cell>
          <table:table-cell table:style-name="ce22" office:value-type="float" office:value="60">
            <text:p>6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2">
            <text:p>32</text:p>
          </table:table-cell>
          <table:table-cell table:style-name="ce22" office:value-type="float" office:value="30">
            <text:p>3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15">
            <text:p>1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19">
            <text:p>119</text:p>
          </table:table-cell>
          <table:table-cell table:style-name="ce22" office:value-type="float" office:value="199">
            <text:p>199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0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6">
            <text:p>6</text:p>
          </table:table-cell>
          <table:table-cell table:style-name="ce85" office:value-type="float" office:value="17760">
            <text:p>1776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4400">
            <text:p>44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4">
            <text:p>4</text:p>
          </table:table-cell>
          <table:table-cell office:value-type="float" office:value="7370">
            <text:p>737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715">
            <text:p>71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0">
            <text:p>10</text:p>
          </table:table-cell>
          <table:table-cell table:style-name="ce22" office:value-type="float" office:value="182">
            <text:p>18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4">
            <text:p>4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82">
            <text:p>8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8">
            <text:p>8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3">
            <text:p>3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5">
            <text:p>5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9">
            <text:p>9</text:p>
          </table:table-cell>
          <table:table-cell table:style-name="ce23" office:value-type="float" office:value="6">
            <text:p>6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III-2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office:value-type="float" office:value="820">
            <text:p>82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5">
            <text:p>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5">
            <text:p>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table:style-name="ce3" office:value-type="string">
            <text:p>III-2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26">
            <text:p>26</text:p>
          </table:table-cell>
          <table:table-cell table:style-name="ce23" office:value-type="float" office:value="35">
            <text:p>3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">
            <text:p>3</text:p>
          </table:table-cell>
          <table:table-cell table:style-name="ce3" office:value-type="string">
            <text:p>III-3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4">
            <text:p>4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3">
            <text:p>3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office:value-type="float" office:value="445">
            <text:p>44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office:value-type="float" office:value="5490">
            <text:p>549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6">
            <text:p>6</text:p>
          </table:table-cell>
          <table:table-cell office:value-type="float" office:value="6230">
            <text:p>623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office:value-type="float" office:value="5040">
            <text:p>504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7">
            <text:p>17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113">
            <text:p>113</text:p>
          </table:table-cell>
          <table:table-cell table:style-name="ce23" office:value-type="float" office:value="48">
            <text:p>48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7">
            <text:p>7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1">
            <text:p>3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9">
            <text:p>9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4">
            <text:p>14</text:p>
          </table:table-cell>
          <table:table-cell table:style-name="ce23" office:value-type="float" office:value="5">
            <text:p>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88">
            <text:p>88</text:p>
          </table:table-cell>
          <table:table-cell table:style-name="ce23" office:value-type="float" office:value="20">
            <text:p>2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3">
            <text:p>9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8">
            <text:p>38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3">
            <text:p>3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2">
            <text:p>22</text:p>
          </table:table-cell>
          <table:table-cell table:style-name="ce23" office:value-type="float" office:value="7">
            <text:p>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63">
            <text:p>63</text:p>
          </table:table-cell>
          <table:table-cell table:style-name="ce23" office:value-type="float" office:value="10">
            <text:p>1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63">
            <text:p>63</text:p>
          </table:table-cell>
          <table:table-cell table:style-name="ce23" office:value-type="float" office:value="19">
            <text:p>19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65">
            <text:p>65</text:p>
          </table:table-cell>
          <table:table-cell table:style-name="ce23" office:value-type="float" office:value="22">
            <text:p>2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table:style-name="ce3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2">
            <text:p>2</text:p>
          </table:table-cell>
          <table:table-cell table:style-name="ce86"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table:style-name="ce3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">
            <text:p>4</text:p>
          </table:table-cell>
          <table:table-cell table:style-name="ce3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8" office:value-type="float" office:value="14">
            <text:p>14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table:style-name="ce3" office:value-type="string">
            <text:p>V-1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8" office:value-type="float" office:value="4">
            <text:p>4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16">
            <text:p>16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31">
            <text:p>31</text:p>
          </table:table-cell>
          <table:table-cell table:style-name="ce22" office:value-type="float" office:value="7">
            <text:p>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5">
            <text:p>5</text:p>
          </table:table-cell>
          <table:table-cell table:style-name="ce22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8" office:value-type="float" office:value="105">
            <text:p>105</text:p>
          </table:table-cell>
          <table:table-cell table:style-name="ce22" office:value-type="float" office:value="27">
            <text:p>2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594">
            <text:p>594</text:p>
          </table:table-cell>
          <table:table-cell table:style-name="ce22" office:value-type="float" office:value="73">
            <text:p>7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94">
            <text:p>94</text:p>
          </table:table-cell>
          <table:table-cell table:style-name="ce22" office:value-type="float" office:value="39">
            <text:p>39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5">
            <text:p>5</text:p>
          </table:table-cell>
          <table:table-cell table:style-name="ce22" office:value-type="float" office:value="5">
            <text:p>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office:value-type="float" office:value="3270">
            <text:p>327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5">
            <text:p>5</text:p>
          </table:table-cell>
          <table:table-cell office:value-type="float" office:value="4930">
            <text:p>493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office:value-type="float" office:value="3510">
            <text:p>35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646">
            <text:p>64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9">
            <text:p>29</text:p>
          </table:table-cell>
          <table:table-cell table:style-name="ce22" office:value-type="float" office:value="7">
            <text:p>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6">
            <text:p>6</text:p>
          </table:table-cell>
          <table:table-cell table:style-name="ce43" office:value-type="string">
            <text:p>V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2">
            <text:p>2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7">
            <text:p>57</text:p>
          </table:table-cell>
          <table:table-cell table:style-name="ce22" office:value-type="float" office:value="6">
            <text:p>6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5">
            <text:p>5</text:p>
          </table:table-cell>
          <table:table-cell table:style-name="ce22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55">
            <text:p>55</text:p>
          </table:table-cell>
          <table:table-cell table:style-name="ce22" office:value-type="float" office:value="12">
            <text:p>1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3">
            <text:p>3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08">
            <text:p>408</text:p>
          </table:table-cell>
          <table:table-cell table:style-name="ce22" office:value-type="float" office:value="52">
            <text:p>5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ex costatus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33">
            <text:p>3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16">
            <text:p>16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6">
            <text:p>6</text:p>
          </table:table-cell>
          <table:table-cell table:style-name="ce43" office:value-type="string">
            <text:p>VI-2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45">
            <text:p>45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9">
            <text:p>9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microphtalmus sczelkovii</text:p>
          </table:table-cell>
          <table:table-cell table:style-name="ce38" office:value-type="float" office:value="4">
            <text:p>4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2">
            <text:p>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47">
            <text:p>47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1">
            <text:p>21</text:p>
          </table:table-cell>
          <table:table-cell table:style-name="ce23" office:value-type="float" office:value="6">
            <text:p>6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6">
            <text:p>6</text:p>
          </table:table-cell>
          <table:table-cell table:style-name="ce43" office:value-type="string">
            <text:p>VI-3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office:value-type="float" office:value="4200">
            <text:p>42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20">
            <text:p>2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5">
            <text:p>5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27">
            <text:p>127</text:p>
          </table:table-cell>
          <table:table-cell table:style-name="ce23" office:value-type="float" office:value="32">
            <text:p>3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VI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office:value-type="float" office:value="2010">
            <text:p>20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table:style-name="ce3" office:value-type="string">
            <text:p>VII-2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3" office:value-type="float" office:value="620">
            <text:p>62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52">
            <text:p>52</text:p>
          </table:table-cell>
          <table:table-cell table:style-name="ce23" office:value-type="float" office:value="15">
            <text:p>1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1">
            <text:p>1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VII-3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1810">
            <text:p>18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4">
            <text:p>94</text:p>
          </table:table-cell>
          <table:table-cell table:style-name="ce23" office:value-type="float" office:value="37">
            <text:p>3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68">
            <text:p>168</text:p>
          </table:table-cell>
          <table:table-cell table:style-name="ce23" office:value-type="float" office:value="14">
            <text:p>1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7">
            <text:p>7</text:p>
          </table:table-cell>
          <table:table-cell table:style-name="ce53" office:value-type="string">
            <text:p>VII-3</text:p>
          </table:table-cell>
          <table:table-cell office:value-type="float" office:value="30">
            <text:p>3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53" office:value-type="float" office:value="27">
            <text:p>2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77">
            <text:p>77</text:p>
          </table:table-cell>
          <table:table-cell table:style-name="ce23" office:value-type="float" office:value="12">
            <text:p>1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54">
            <text:p>54</text:p>
          </table:table-cell>
          <table:table-cell table:style-name="ce23" office:value-type="float" office:value="87">
            <text:p>8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856">
            <text:p>856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610">
            <text:p>61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43">
            <text:p>43</text:p>
          </table:table-cell>
          <table:table-cell table:style-name="ce23" office:value-type="float" office:value="11">
            <text:p>1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114">
            <text:p>114</text:p>
          </table:table-cell>
          <table:table-cell table:style-name="ce23" office:value-type="float" office:value="40">
            <text:p>4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287">
            <text:p>287</text:p>
          </table:table-cell>
          <table:table-cell table:style-name="ce23" office:value-type="float" office:value="48">
            <text:p>48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4">
            <text:p>1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">
            <text:p>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Nicomache lumbric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3">
            <text:p>33</text:p>
          </table:table-cell>
          <table:table-cell table:style-name="ce23" office:value-type="float" office:value="30">
            <text:p>30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4">
            <text:p>44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9">
            <text:p>9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03">
            <text:p>103</text:p>
          </table:table-cell>
          <table:table-cell table:style-name="ce23" office:value-type="float" office:value="15">
            <text:p>1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8">
            <text:p>8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0">
            <text:p>90</text:p>
          </table:table-cell>
          <table:table-cell table:style-name="ce23" office:value-type="float" office:value="17">
            <text:p>1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467">
            <text:p>467</text:p>
          </table:table-cell>
          <table:table-cell table:style-name="ce23" office:value-type="float" office:value="53">
            <text:p>5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3">
            <text:p>13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7">
            <text:p>7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60">
            <text:p>60</text:p>
          </table:table-cell>
          <table:table-cell table:style-name="ce23" office:value-type="float" office:value="18">
            <text:p>18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11">
            <text:p>11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49">
            <text:p>149</text:p>
          </table:table-cell>
          <table:table-cell table:style-name="ce23" office:value-type="float" office:value="125">
            <text:p>125,0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07">
            <text:p>107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439">
            <text:p>439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8" office:value-type="float" office:value="1">
            <text:p>1</text:p>
          </table:table-cell>
          <table:table-cell table:style-name="ce22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7">
            <text:p>17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5">
            <text:p>5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office:value-type="float" office:value="2450">
            <text:p>24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49.6">
            <text:p>49,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Hydrobia ulva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150">
            <text:p>15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6">
            <text:p>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2">
            <text:p>3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320">
            <text:p>32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60">
            <text:p>60</text:p>
          </table:table-cell>
          <table:table-cell table:style-name="ce23" office:value-type="float" office:value="7600">
            <text:p>76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2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2">
            <text:p>22</text:p>
          </table:table-cell>
          <table:table-cell table:style-name="ce23" office:value-type="float" office:value="640">
            <text:p>64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2.4">
            <text:p>12,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rupestris</text:p>
          </table:table-cell>
          <table:table-cell table:style-name="ce37"/>
          <table:table-cell table:style-name="ce23" office:value-type="float" office:value="18">
            <text:p>1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3">
            <text:p>13</text:p>
          </table:table-cell>
          <table:table-cell table:style-name="ce23" office:value-type="float" office:value="208">
            <text:p>20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7">
            <text:p>7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439">
            <text:p>43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61">
            <text:p>61</text:p>
          </table:table-cell>
          <table:table-cell table:style-name="ce23" office:value-type="float" office:value="10200">
            <text:p>102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1">
            <text:p>1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144">
            <text:p>14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1">
            <text:p>1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12">
            <text:p>1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242">
            <text:p>24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8">
            <text:p>18</text:p>
          </table:table-cell>
          <table:table-cell table:style-name="ce23" office:value-type="float" office:value="1600">
            <text:p>16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2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3">
            <text:p>43</text:p>
          </table:table-cell>
          <table:table-cell table:style-name="ce23" office:value-type="float" office:value="770">
            <text:p>77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22">
            <text:p>2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0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3">
            <text:p>3</text:p>
          </table:table-cell>
          <table:table-cell office:value-type="float" office:value="7400">
            <text:p>74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6">
            <text:p>9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60">
            <text:p>260</text:p>
          </table:table-cell>
          <table:table-cell table:style-name="ce23" office:value-type="float" office:value="134">
            <text:p>13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74">
            <text:p>17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1">
            <text:p>31</text:p>
          </table:table-cell>
          <table:table-cell table:style-name="ce23" office:value-type="float" office:value="19">
            <text:p>1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43" office:value-type="string">
            <text:p>II-3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office:value-type="float" office:value="5950">
            <text:p>59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1">
            <text:p>5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70">
            <text:p>70</text:p>
          </table:table-cell>
          <table:table-cell table:style-name="ce23" office:value-type="float" office:value="37">
            <text:p>37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4900">
            <text:p>49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54"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87" office:value-type="float" office:value="2.85">
            <text:p>2,8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54" office:value-type="string">
            <text:p>M-3</text:p>
          </table:table-cell>
          <table:table-cell office:value-type="float" office:value="11">
            <text:p>11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409">
            <text:p>40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9">
            <text:p>2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9">
            <text:p>1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38">
            <text:p>23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54">
            <text:p>25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252">
            <text:p>25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66">
            <text:p>26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767">
            <text:p>767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6">
            <text:p>2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III-2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office:value-type="float" office:value="4200">
            <text:p>42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416">
            <text:p>41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05">
            <text:p>105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416">
            <text:p>41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694">
            <text:p>69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8">
            <text:p>5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22">
            <text:p>52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10">
            <text:p>1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6">
            <text:p>3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34">
            <text:p>53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84">
            <text:p>28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1">
            <text:p>5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24">
            <text:p>12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5950">
            <text:p>59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200">
            <text:p>22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0">
            <text:p>1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6">
            <text:p>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23">
            <text:p>22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IV-2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2" office:value-type="float" office:value="1">
            <text:p>1</text:p>
          </table:table-cell>
          <table:table-cell office:value-type="float" office:value="5400">
            <text:p>54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38">
            <text:p>23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37"/>
          <table:table-cell table:style-name="ce23" office:value-type="float" office:value="27">
            <text:p>27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42">
            <text:p>4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1">
            <text:p>1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22">
            <text:p>12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23">
            <text:p>23</text:p>
          </table:table-cell>
          <table:table-cell table:style-name="ce23" office:value-type="float" office:value="5700">
            <text:p>57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7">
            <text:p>27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0">
            <text:p>20</text:p>
          </table:table-cell>
          <table:table-cell table:style-name="ce23" office:value-type="float" office:value="328">
            <text:p>32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700">
            <text:p>17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62">
            <text:p>16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162">
            <text:p>16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2200">
            <text:p>22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8">
            <text:p>2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8">
            <text:p>28</text:p>
          </table:table-cell>
          <table:table-cell table:style-name="ce23" office:value-type="float" office:value="519">
            <text:p>51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37"/>
          <table:table-cell table:style-name="ce23" office:value-type="float" office:value="43">
            <text:p>4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7">
            <text:p>7</text:p>
          </table:table-cell>
          <table:table-cell table:style-name="ce23" office:value-type="float" office:value="64">
            <text:p>6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53">
            <text:p>25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9800">
            <text:p>98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426">
            <text:p>42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8" office:value-type="float" office:value="8">
            <text:p>8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3" office:value-type="float" office:value="6">
            <text:p>6</text:p>
          </table:table-cell>
          <table:table-cell table:style-name="ce43" office:value-type="string">
            <text:p>V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table:style-name="ce23" office:value-type="float" office:value="2000">
            <text:p>20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2">
            <text:p>7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95">
            <text:p>95</text:p>
          </table:table-cell>
          <table:table-cell table:style-name="ce23" office:value-type="float" office:value="61">
            <text:p>6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1">
            <text:p>8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600">
            <text:p>16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">
            <text:p>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5">
            <text:p>105</text:p>
          </table:table-cell>
          <table:table-cell table:style-name="ce23" office:value-type="float" office:value="69">
            <text:p>6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ina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04">
            <text:p>80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3">
            <text:p>1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8">
            <text:p>108</text:p>
          </table:table-cell>
          <table:table-cell table:style-name="ce23" office:value-type="float" office:value="57">
            <text:p>57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">
            <text:p>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8" office:value-type="float" office:value="10">
            <text:p>10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9" office:value-type="float" office:value="13">
            <text:p>13</text:p>
          </table:table-cell>
          <table:table-cell office:value-type="float" office:value="8000">
            <text:p>80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8" office:value-type="float" office:value="6">
            <text:p>6</text:p>
          </table:table-cell>
          <table:table-cell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2">
            <text:p>2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695">
            <text:p>695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5">
            <text:p>25</text:p>
          </table:table-cell>
          <table:table-cell table:style-name="ce23" office:value-type="float" office:value="19">
            <text:p>1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49">
            <text:p>14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69">
            <text:p>6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500">
            <text:p>25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6">
            <text:p>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22">
            <text:p>2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19">
            <text:p>19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207">
            <text:p>207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7">
            <text:p>17</text:p>
          </table:table-cell>
          <table:table-cell table:style-name="ce23" office:value-type="float" office:value="3">
            <text:p>3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78">
            <text:p>7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140">
            <text:p>114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1">
            <text:p>1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6">
            <text:p>16</text:p>
          </table:table-cell>
          <table:table-cell table:style-name="ce23" office:value-type="float" office:value="16">
            <text:p>16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4">
            <text:p>14</text:p>
          </table:table-cell>
          <table:table-cell table:style-name="ce23" office:value-type="float" office:value="1120">
            <text:p>112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office:value-type="float" office:value="7040">
            <text:p>704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3">
            <text:p>13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28">
            <text:p>28</text:p>
          </table:table-cell>
          <table:table-cell table:style-name="ce23" office:value-type="float" office:value="9150">
            <text:p>915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8">
            <text:p>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74">
            <text:p>7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58">
            <text:p>58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04">
            <text:p>10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104">
            <text:p>104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4">
            <text:p>34</text:p>
          </table:table-cell>
          <table:table-cell table:style-name="ce23" office:value-type="float" office:value="7800">
            <text:p>780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0">
            <text:p>7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90">
            <text:p>9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7">
            <text:p>7</text:p>
          </table:table-cell>
          <table:table-cell table:style-name="ce23" office:value-type="float" office:value="2">
            <text:p>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1">
            <text:p>11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5">
            <text:p>15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22">
            <text:p>82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2350">
            <text:p>2350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5">
            <text:p>5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355">
            <text:p>355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ravisia forbesii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2">
            <text:p>72,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1640">
            <text:p>164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8" office:value-type="float" office:value="5">
            <text:p>5</text:p>
          </table:table-cell>
          <table:table-cell office:value-type="float" office:value="2800">
            <text:p>28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table:style-name="ce3" office:value-type="string">
            <text:p>I-1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table:style-name="ce3" office:value-type="string">
            <text:p>III-1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">
            <text:p>3</text:p>
          </table:table-cell>
          <table:table-cell table:style-name="ce3" office:value-type="string">
            <text:p>III-2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416">
            <text:p>416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table:style-name="ce54" office:value-type="string">
            <text:p>M-13</text:p>
          </table:table-cell>
          <table:table-cell office:value-type="float" office:value="15">
            <text:p>15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table:style-name="ce54" office:value-type="string">
            <text:p>M-15</text:p>
          </table:table-cell>
          <table:table-cell office:value-type="float" office:value="13">
            <text:p>13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87" office:value-type="float" office:value="1.4">
            <text:p>1,4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">
            <text:p>4</text:p>
          </table:table-cell>
          <table:table-cell table:style-name="ce54" office:value-type="string">
            <text:p>M-16</text:p>
          </table:table-cell>
          <table:table-cell office:value-type="float" office:value="14">
            <text:p>14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">
            <text:p>6</text:p>
          </table:table-cell>
          <table:table-cell table:style-name="ce54" office:value-type="string">
            <text:p>M-19</text:p>
          </table:table-cell>
          <table:table-cell office:value-type="float" office:value="12">
            <text:p>12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table:style-name="ce9" office:value-type="string">
            <text:p>M-20</text:p>
          </table:table-cell>
          <table:table-cell office:value-type="float" office:value="17">
            <text:p>17</text:p>
          </table:table-cell>
          <table:table-cell office:value-type="string">
            <text:p>Mya arenaria</text:p>
          </table:table-cell>
          <table:table-cell office:value-type="float" office:value="4">
            <text:p>4</text:p>
          </table:table-cell>
          <table:table-cell table:style-name="ce88" office:value-type="float" office:value="1.8">
            <text:p>1,80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table:style-name="ce9" office:value-type="string">
            <text:p>M-21</text:p>
          </table:table-cell>
          <table:table-cell office:value-type="float" office:value="16">
            <text:p>16</text:p>
          </table:table-cell>
          <table:table-cell office:value-type="string">
            <text:p>Mya arenaria</text:p>
          </table:table-cell>
          <table:table-cell office:value-type="float" office:value="3">
            <text:p>3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9">
            <text:p>9</text:p>
          </table:table-cell>
          <table:table-cell table:style-name="ce54" office:value-type="string">
            <text:p>M-25</text:p>
          </table:table-cell>
          <table:table-cell office:value-type="float" office:value="20">
            <text:p>20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table:style-name="ce54" office:value-type="string">
            <text:p>M-6</text:p>
          </table:table-cell>
          <table:table-cell office:value-type="float" office:value="18">
            <text:p>18</text:p>
          </table:table-cell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table:style-name="ce9" office:value-type="string">
            <text:p>M-7</text:p>
          </table:table-cell>
          <table:table-cell office:value-type="float" office:value="19">
            <text:p>19</text:p>
          </table:table-cell>
          <table:table-cell office:value-type="string">
            <text:p>Mya arenaria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">
            <text:p>5</text:p>
          </table:table-cell>
          <table:table-cell table:style-name="ce3" office:value-type="string">
            <text:p>V-2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7">
            <text:p>7</text:p>
          </table:table-cell>
          <table:table-cell table:style-name="ce3" office:value-type="string">
            <text:p>VII-2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8">
            <text:p>8</text:p>
          </table:table-cell>
          <table:table-cell table:style-name="ce3" office:value-type="string">
            <text:p>VIII-2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office:value-type="float" office:value="4700">
            <text:p>47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28">
            <text:p>28</text:p>
          </table:table-cell>
          <table:table-cell table:style-name="ce4"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64">
            <text:p>64</text:p>
          </table:table-cell>
          <table:table-cell table:style-name="ce4" office:value-type="float" office:value="27">
            <text:p>2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178">
            <text:p>178</text:p>
          </table:table-cell>
          <table:table-cell table:style-name="ce4" office:value-type="float" office:value="61">
            <text:p>6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31">
            <text:p>31</text:p>
          </table:table-cell>
          <table:table-cell table:style-name="ce4" office:value-type="float" office:value="300">
            <text:p>3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600">
            <text:p>16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38">
            <text:p>38</text:p>
          </table:table-cell>
          <table:table-cell table:style-name="ce4" office:value-type="float" office:value="24500">
            <text:p>245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12">
            <text:p>12</text:p>
          </table:table-cell>
          <table:table-cell table:style-name="ce4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99">
            <text:p>9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61">
            <text:p>61</text:p>
          </table:table-cell>
          <table:table-cell table:style-name="ce4" office:value-type="float" office:value="118">
            <text:p>11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43">
            <text:p>43</text:p>
          </table:table-cell>
          <table:table-cell table:style-name="ce4"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61">
            <text:p>61</text:p>
          </table:table-cell>
          <table:table-cell table:style-name="ce4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581">
            <text:p>581</text:p>
          </table:table-cell>
          <table:table-cell table:style-name="ce4"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8">
            <text:p>8</text:p>
          </table:table-cell>
          <table:table-cell table:style-name="ce4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32">
            <text:p>43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34">
            <text:p>34</text:p>
          </table:table-cell>
          <table:table-cell table:style-name="ce4" office:value-type="float" office:value="17200">
            <text:p>172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46">
            <text:p>46</text:p>
          </table:table-cell>
          <table:table-cell table:style-name="ce4" office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2">
            <text:p>22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hyllodoce groenland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40">
            <text:p>40</text:p>
          </table:table-cell>
          <table:table-cell table:style-name="ce4"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14">
            <text:p>14</text:p>
          </table:table-cell>
          <table:table-cell table:style-name="ce4" office:value-type="float" office:value="494">
            <text:p>49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9">
            <text:p>9</text:p>
          </table:table-cell>
          <table:table-cell table:style-name="ce4"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32">
            <text:p>132</text:p>
          </table:table-cell>
          <table:table-cell table:style-name="ce4"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43">
            <text:p>43</text:p>
          </table:table-cell>
          <table:table-cell table:style-name="ce4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6">
            <text:p>26</text:p>
          </table:table-cell>
          <table:table-cell table:style-name="ce4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406">
            <text:p>406</text:p>
          </table:table-cell>
          <table:table-cell table:style-name="ce4" office:value-type="float" office:value="107">
            <text:p>10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7">
            <text:p>7</text:p>
          </table:table-cell>
          <table:table-cell table:style-name="ce4"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800">
            <text:p>28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9700">
            <text:p>97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25">
            <text:p>25</text:p>
          </table:table-cell>
          <table:table-cell table:style-name="ce4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8">
            <text:p>8</text:p>
          </table:table-cell>
          <table:table-cell table:style-name="ce4"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212">
            <text:p>212</text:p>
          </table:table-cell>
          <table:table-cell table:style-name="ce4"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0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2" office:value-type="float" office:value="1">
            <text:p>1</text:p>
          </table:table-cell>
          <table:table-cell office:value-type="float" office:value="3700">
            <text:p>37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3200">
            <text:p>32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89" office:value-type="float" office:value="700">
            <text:p>700,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7">
            <text:p>7</text:p>
          </table:table-cell>
          <table:table-cell table:style-name="ce4"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48">
            <text:p>48</text:p>
          </table:table-cell>
          <table:table-cell table:style-name="ce4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54">
            <text:p>54</text:p>
          </table:table-cell>
          <table:table-cell table:style-name="ce4"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96">
            <text:p>196</text:p>
          </table:table-cell>
          <table:table-cell table:style-name="ce4" office:value-type="float" office:value="86">
            <text:p>86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42">
            <text:p>42</text:p>
          </table:table-cell>
          <table:table-cell table:style-name="ce4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4">
            <text:p>14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9.8">
            <text:p>9,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16">
            <text:p>16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249">
            <text:p>249</text:p>
          </table:table-cell>
          <table:table-cell table:style-name="ce4" office:value-type="float" office:value="149">
            <text:p>14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89" office:value-type="float" office:value="250">
            <text:p>25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89" office:value-type="float" office:value="450">
            <text:p>45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89" office:value-type="float" office:value="800">
            <text:p>80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table:style-name="ce90" office:value-type="float" office:value="1000">
            <text:p>1000,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office:value-type="float" office:value="6200">
            <text:p>62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48">
            <text:p>248</text:p>
          </table:table-cell>
          <table:table-cell table:style-name="ce4" office:value-type="float" office:value="81">
            <text:p>8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731">
            <text:p>731</text:p>
          </table:table-cell>
          <table:table-cell table:style-name="ce4" office:value-type="float" office:value="186">
            <text:p>186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700">
            <text:p>7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96">
            <text:p>196</text:p>
          </table:table-cell>
          <table:table-cell table:style-name="ce4" office:value-type="float" office:value="69">
            <text:p>6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209">
            <text:p>20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10">
            <text:p>110</text:p>
          </table:table-cell>
          <table:table-cell table:style-name="ce4" office:value-type="float" office:value="199">
            <text:p>19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Arenicola marin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87">
            <text:p>87</text:p>
          </table:table-cell>
          <table:table-cell table:style-name="ce4"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497">
            <text:p>497</text:p>
          </table:table-cell>
          <table:table-cell table:style-name="ce4" office:value-type="float" office:value="192">
            <text:p>19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600">
            <text:p>6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17">
            <text:p>17</text:p>
          </table:table-cell>
          <table:table-cell table:style-name="ce4" office:value-type="string">
            <text:p>-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80">
            <text:p>80</text:p>
          </table:table-cell>
          <table:table-cell table:style-name="ce4" office:value-type="float" office:value="34">
            <text:p>3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51">
            <text:p>51</text:p>
          </table:table-cell>
          <table:table-cell table:style-name="ce4"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29">
            <text:p>29</text:p>
          </table:table-cell>
          <table:table-cell table:style-name="ce4"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55">
            <text:p>55</text:p>
          </table:table-cell>
          <table:table-cell table:style-name="ce4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34">
            <text:p>234</text:p>
          </table:table-cell>
          <table:table-cell table:style-name="ce4"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838">
            <text:p>838</text:p>
          </table:table-cell>
          <table:table-cell table:style-name="ce4"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1">
            <text:p>31</text:p>
          </table:table-cell>
          <table:table-cell table:style-name="ce4"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06">
            <text:p>106</text:p>
          </table:table-cell>
          <table:table-cell table:style-name="ce4"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60">
            <text:p>360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77">
            <text:p>77</text:p>
          </table:table-cell>
          <table:table-cell table:style-name="ce4"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2" office:value-type="float" office:value="1">
            <text:p>1</text:p>
          </table:table-cell>
          <table:table-cell office:value-type="float" office:value="1600">
            <text:p>16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6">
            <text:p>6</text:p>
          </table:table-cell>
          <table:table-cell table:style-name="ce89" office:value-type="float" office:value="1700">
            <text:p>170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table:style-name="ce89" office:value-type="float" office:value="1200">
            <text:p>120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table:style-name="ce89" office:value-type="float" office:value="250">
            <text:p>25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7400">
            <text:p>74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table:style-name="ce89" office:value-type="float" office:value="2000">
            <text:p>200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89" office:value-type="float" office:value="1000">
            <text:p>100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2" office:value-type="float" office:value="2">
            <text:p>2</text:p>
          </table:table-cell>
          <table:table-cell office:value-type="float" office:value="6700">
            <text:p>67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89" office:value-type="float" office:value="250">
            <text:p>250,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6">
            <text:p>6</text:p>
          </table:table-cell>
          <table:table-cell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5">
            <text:p>5</text:p>
          </table:table-cell>
          <table:table-cell office:value-type="float" office:value="3500">
            <text:p>35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4600">
            <text:p>46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8">
            <text:p>8</text:p>
          </table:table-cell>
          <table:table-cell office:value-type="float" office:value="5200">
            <text:p>52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table:style-name="ce91" office:value-type="float" office:value="11.7">
            <text:p>11,7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3">
            <text:p>3</text:p>
          </table:table-cell>
          <table:table-cell table:style-name="ce91" office:value-type="float" office:value="18.1">
            <text:p>18,1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table:style-name="ce55" office:value-type="string">
            <text:p>M-14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4">
          <table:table-cell office:value-type="float" office:value="2004">
            <text:p>2004</text:p>
          </table:table-cell>
          <table:table-cell office:value-type="float" office:value="9">
            <text:p>9</text:p>
          </table:table-cell>
          <table:table-cell table:style-name="ce55" office:value-type="string">
            <text:p>M-23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office:value-type="float" office:value="3700">
            <text:p>37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2">
            <text:p>42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7">
            <text:p>87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70">
            <text:p>570</text:p>
          </table:table-cell>
          <table:table-cell table:style-name="ce3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41">
            <text:p>4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351">
            <text:p>35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38">
            <text:p>138</text:p>
          </table:table-cell>
          <table:table-cell table:style-name="ce3"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6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30">
            <text:p>30</text:p>
          </table:table-cell>
          <table:table-cell table:style-name="ce3"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Eteone long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08">
            <text:p>308</text:p>
          </table:table-cell>
          <table:table-cell table:style-name="ce3"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7900">
            <text:p>79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8">
            <text:p>18</text:p>
          </table:table-cell>
          <table:table-cell table:style-name="ce3"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340">
            <text:p>34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08">
            <text:p>108</text:p>
          </table:table-cell>
          <table:table-cell table:style-name="ce3"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6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60">
            <text:p>60</text:p>
          </table:table-cell>
          <table:table-cell table:style-name="ce3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103">
            <text:p>103</text:p>
          </table:table-cell>
          <table:table-cell table:style-name="ce3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38">
            <text:p>338</text:p>
          </table:table-cell>
          <table:table-cell table:style-name="ce3"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19100">
            <text:p>19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309">
            <text:p>30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0">
            <text:p>60</text:p>
          </table:table-cell>
          <table:table-cell table:style-name="ce3"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table:style-name="ce92" office:value-type="string">
            <text:p>1600</text:p>
          </table:table-cell>
          <table:table-cell table:style-name="ce92"/>
          <table:table-cell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93" office:value-type="string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93" office:value-type="string">
            <text:p>2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300">
            <text:p>3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67">
            <text:p>67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391">
            <text:p>391</text:p>
          </table:table-cell>
          <table:table-cell table:style-name="ce3"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2300">
            <text:p>23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6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3" office:value-type="float" office:value="1">
            <text:p>1</text:p>
          </table:table-cell>
          <table:table-cell table:style-name="ce3"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61">
            <text:p>61</text:p>
          </table:table-cell>
          <table:table-cell table:style-name="ce3"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27">
            <text:p>427</text:p>
          </table:table-cell>
          <table:table-cell table:style-name="ce3"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0">
            <text:p>80</text:p>
          </table:table-cell>
          <table:table-cell table:style-name="ce3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6">
            <text:p>36</text:p>
          </table:table-cell>
          <table:table-cell table:style-name="ce3"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6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8">
            <text:p>58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100">
            <text:p>100</text:p>
          </table:table-cell>
          <table:table-cell table:style-name="ce3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989">
            <text:p>989</text:p>
          </table:table-cell>
          <table:table-cell table:style-name="ce3" office:value-type="float" office:value="91">
            <text:p>9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82">
            <text:p>8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9">
            <text:p>89</text:p>
          </table:table-cell>
          <table:table-cell table:style-name="ce3"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2">
            <text:p>22</text:p>
          </table:table-cell>
          <table:table-cell table:style-name="ce3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50">
            <text:p>50</text:p>
          </table:table-cell>
          <table:table-cell table:style-name="ce3"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6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94">
            <text:p>94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32">
            <text:p>432</text:p>
          </table:table-cell>
          <table:table-cell table:style-name="ce3"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9">
            <text:p>89</text:p>
          </table:table-cell>
          <table:table-cell table:style-name="ce3"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32">
            <text:p>32</text:p>
          </table:table-cell>
          <table:table-cell table:style-name="ce3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65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49">
            <text:p>49</text:p>
          </table:table-cell>
          <table:table-cell table:style-name="ce3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style-name="ce3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7">
            <text:p>7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6">
            <text:p>6</text:p>
          </table:table-cell>
          <table:table-cell office:value-type="float" office:value="2500">
            <text:p>25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style-name="ce3"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93" office:value-type="string">
            <text:p>429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style-name="ce3" office:value-type="float" office:value="5100">
            <text:p>5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2900">
            <text:p>29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style-name="ce3" office:value-type="float" office:value="3200">
            <text:p>32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7">
            <text:p>7</text:p>
          </table:table-cell>
          <table:table-cell office:value-type="float" office:value="5300">
            <text:p>53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6300">
            <text:p>63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5">
            <text:p>5</text:p>
          </table:table-cell>
          <table:table-cell office:value-type="float" office:value="1900">
            <text:p>19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office:value-type="float" office:value="2800">
            <text:p>28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table:style-name="ce3" office:value-type="string">
            <text:p>M-21</text:p>
          </table:table-cell>
          <table:table-cell/>
          <table:table-cell office:value-type="string">
            <text:p>Mya arenaria</text:p>
          </table:table-cell>
          <table:table-cell office:value-type="float" office:value="2">
            <text:p>2</text:p>
          </table:table-cell>
          <table:table-cell table:style-name="ce94" office:value-type="float" office:value="4600">
            <text:p>46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">
            <text:p>7</text:p>
          </table:table-cell>
          <table:table-cell table:style-name="ce3" office:value-type="string">
            <text:p>M-22</text:p>
          </table:table-cell>
          <table:table-cell/>
          <table:table-cell office:value-type="string">
            <text:p>Mya arenaria</text:p>
          </table:table-cell>
          <table:table-cell office:value-type="float" office:value="3">
            <text:p>3</text:p>
          </table:table-cell>
          <table:table-cell table:style-name="ce94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table:style-name="ce3" office:value-type="string">
            <text:p>M-6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3"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table:style-name="ce3" office:value-type="string">
            <text:p>M-7</text:p>
          </table:table-cell>
          <table:table-cell/>
          <table:table-cell office:value-type="string">
            <text:p>Mya arenaria</text:p>
          </table:table-cell>
          <table:table-cell office:value-type="float" office:value="3">
            <text:p>3</text:p>
          </table:table-cell>
          <table:table-cell table:style-name="ce94" office:value-type="float" office:value="3600">
            <text:p>3600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8">
            <text:p>8</text:p>
          </table:table-cell>
          <table:table-cell table:style-name="ce3" office:value-type="string">
            <text:p>M-8</text:p>
          </table:table-cell>
          <table:table-cell/>
          <table:table-cell office:value-type="string">
            <text:p>Mya arenaria</text:p>
          </table:table-cell>
          <table:table-cell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1013">
            <text:p>101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table:formula="of:=3+9+4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table:formula="of:=77+44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table:formula="of:=14+2+13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table:formula="of:=108+285+382+9" office:value-type="float" office:value="784">
            <text:p>78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littore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udibranchi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table:formula="of:=35+13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table:formula="of:=7+6+52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table:formula="of:=100+10+53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lliopius laevisculus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table:formula="of:=105+418+2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obtusata</text:p>
          </table:table-cell>
          <table:table-cell table:style-name="ce40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42" office:value-type="float" office:value="1">
            <text:p>1</text:p>
          </table:table-cell>
          <table:table-cell table:style-name="ce44"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700">
            <text:p>7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table:style-name="ce3" office:value-type="float" office:value="1250">
            <text:p>12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44" office:value-type="string">
            <text:p>M-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1700">
            <text:p>17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teone long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 office:value-type="float" office:value="1200">
            <text:p>1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05">
            <text:p>40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III-3</text:p>
          </table:table-cell>
          <table:table-cell office:value-type="float" office:value="30">
            <text:p>3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685">
            <text:p>68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table:style-name="ce95" office:value-type="float" office:value="100">
            <text:p>100</text:p>
          </table:table-cell>
          <table:table-cell table:style-name="ce95"/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9">
            <text:p>9</text:p>
          </table:table-cell>
          <table:table-cell office:value-type="float" office:value="2150">
            <text:p>21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3">
            <text:p>3</text:p>
          </table:table-cell>
          <table:table-cell table:style-name="ce95"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550">
            <text:p>5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2">
            <text:p>2</text:p>
          </table:table-cell>
          <table:table-cell table:style-name="ce96" office:value-type="float" office:value="17200">
            <text:p>17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7">
            <text:p>7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3">
            <text:p>3</text:p>
          </table:table-cell>
          <table:table-cell table:style-name="ce96" office:value-type="float" office:value="17300">
            <text:p>17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3">
            <text:p>3</text:p>
          </table:table-cell>
          <table:table-cell table:style-name="ce44" office:value-type="string">
            <text:p>M-1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5">
            <text:p>5</text:p>
          </table:table-cell>
          <table:table-cell office:value-type="float" office:value="3300">
            <text:p>3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style-name="ce97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1100">
            <text:p>11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3">
            <text:p>3</text:p>
          </table:table-cell>
          <table:table-cell table:style-name="ce95" office:value-type="float" office:value="9200">
            <text:p>9200</text:p>
          </table:table-cell>
          <table:table-cell table:style-name="ce95"/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3">
            <text:p>3</text:p>
          </table:table-cell>
          <table:table-cell table:style-name="ce95"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6">
            <text:p>6</text:p>
          </table:table-cell>
          <table:table-cell table:style-name="ce44"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0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1">
            <text:p>11</text:p>
          </table:table-cell>
          <table:table-cell office:value-type="float" office:value="7700">
            <text:p>77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1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5">
            <text:p>5</text:p>
          </table:table-cell>
          <table:table-cell office:value-type="float" office:value="7300">
            <text:p>7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2" office:value-type="float" office:value="7">
            <text:p>7</text:p>
          </table:table-cell>
          <table:table-cell table:style-name="ce44" office:value-type="string">
            <text:p>M-22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6">
            <text:p>6</text:p>
          </table:table-cell>
          <table:table-cell office:value-type="float" office:value="5300">
            <text:p>5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2" office:value-type="float" office:value="8">
            <text:p>8</text:p>
          </table:table-cell>
          <table:table-cell table:style-name="ce44" office:value-type="string">
            <text:p>M-8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style-name="ce97" office:value-type="float" office:value="15200">
            <text:p>152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1">
            <text:p>1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2">
            <text:p>2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Cerastoderma edule</text:p>
          </table:table-cell>
          <table:table-cell table:style-name="ce44" office:value-type="float" office:value="1">
            <text:p>1</text:p>
          </table:table-cell>
          <table:table-cell table:style-name="ce96" office:value-type="float" office:value="3000">
            <text:p>3000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44" office:value-type="float" office:value="9">
            <text:p>9</text:p>
          </table:table-cell>
          <table:table-cell table:style-name="ce44"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Macoma balthica</text:p>
          </table:table-cell>
          <table:table-cell table:style-name="ce67" office:value-type="float" office:value="4">
            <text:p>4</text:p>
          </table:table-cell>
          <table:table-cell office:value-type="float" office:value="3400">
            <text:p>340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40">
            <text:p>540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2">
            <text:p>12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5">
            <text:p>5</text:p>
          </table:table-cell>
          <table:table-cell office:value-type="float" office:value="2830">
            <text:p>283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34">
            <text:p>34</text:p>
          </table:table-cell>
          <table:table-cell office:value-type="float" office:value="1690">
            <text:p>169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26">
            <text:p>126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1">
            <text:p>11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96">
            <text:p>96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33">
            <text:p>433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1">
            <text:p>11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1">
            <text:p>51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9">
            <text:p>19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9">
            <text:p>9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14">
            <text:p>114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61">
            <text:p>61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82">
            <text:p>382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9">
            <text:p>9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71">
            <text:p>71</text:p>
          </table:table-cell>
          <table:table-cell office:value-type="float" office:value="8500">
            <text:p>850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2">
            <text:p>42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7">
            <text:p>27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11">
            <text:p>211</text:p>
          </table:table-cell>
          <table:table-cell office:value-type="float" office:value="337">
            <text:p>3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9">
            <text:p>19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2">
            <text:p>12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office:value-type="float" office:value="650">
            <text:p>65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59">
            <text:p>459</text:p>
          </table:table-cell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6">
            <text:p>2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style-name="ce4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5">
            <text:p>5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27">
            <text:p>12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0">
            <text:p>20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">
            <text:p>1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81">
            <text:p>81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40" office:value-type="float" office:value="13">
            <text:p>13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5">
            <text:p>5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40" office:value-type="float" office:value="2">
            <text:p>2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0">
            <text:p>10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3">
            <text:p>2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88">
            <text:p>588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4">
            <text:p>4</text:p>
          </table:table-cell>
          <table:table-cell office:value-type="float" office:value="1320">
            <text:p>132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4">
            <text:p>4</text:p>
          </table:table-cell>
          <table:table-cell office:value-type="float" office:value="760">
            <text:p>76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68">
            <text:p>68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5">
            <text:p>5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year</text:p>
          </table:table-cell>
          <table:table-cell table:style-name="ce2" office:value-type="string">
            <text:p>station</text:p>
          </table:table-cell>
          <table:table-cell table:style-name="ce3" office:value-type="string">
            <text:p>sample</text:p>
          </table:table-cell>
          <table:table-cell table:style-name="ce14" office:value-type="string">
            <text:p>square</text:p>
          </table:table-cell>
          <table:table-cell table:style-name="ce6" office:value-type="string">
            <text:p>species</text:p>
          </table:table-cell>
          <table:table-cell table:style-name="ce37" office:value-type="string">
            <text:p>N.indd</text:p>
          </table:table-cell>
          <table:table-cell table:style-name="ce22" office:value-type="string">
            <text:p>B.mg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1">
            <text:p>1</text:p>
          </table:table-cell>
          <table:table-cell table:style-name="ce56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table:style-name="ce98"/>
          <table:table-cell table:style-name="ce12"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2">
            <text:p>2</text:p>
          </table:table-cell>
          <table:table-cell table:style-name="ce56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1">
            <text:p>1,0</text:p>
          </table:table-cell>
          <table:table-cell office:value-type="float" office:value="7">
            <text:p>7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2">
            <text:p>2</text:p>
          </table:table-cell>
          <table:table-cell table:style-name="ce56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1">
            <text:p>1,0</text:p>
          </table:table-cell>
          <table:table-cell office:value-type="float" office:value="5">
            <text:p>5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3">
            <text:p>3</text:p>
          </table:table-cell>
          <table:table-cell table:style-name="ce56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1">
            <text:p>1,0</text:p>
          </table:table-cell>
          <table:table-cell office:value-type="float" office:value="1860">
            <text:p>186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3">
            <text:p>3</text:p>
          </table:table-cell>
          <table:table-cell table:style-name="ce56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office:value-type="float" office:value="2100">
            <text:p>210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4">
            <text:p>4</text:p>
          </table:table-cell>
          <table:table-cell table:style-name="ce56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office:value-type="float" office:value="576">
            <text:p>576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4">
            <text:p>4</text:p>
          </table:table-cell>
          <table:table-cell table:style-name="ce5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office:value-type="float" office:value="160">
            <text:p>16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4">
            <text:p>4</text:p>
          </table:table-cell>
          <table:table-cell table:style-name="ce56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4">
            <text:p>4,0</text:p>
          </table:table-cell>
          <table:table-cell office:value-type="float" office:value="1470">
            <text:p>147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5">
            <text:p>5</text:p>
          </table:table-cell>
          <table:table-cell table:style-name="ce56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office:value-type="float" office:value="870">
            <text:p>87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5">
            <text:p>5</text:p>
          </table:table-cell>
          <table:table-cell table:style-name="ce56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table:style-name="ce98"/>
          <table:table-cell table:style-name="ce12"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5">
            <text:p>5</text:p>
          </table:table-cell>
          <table:table-cell table:style-name="ce56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office:value-type="float" office:value="910">
            <text:p>91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6">
            <text:p>6</text:p>
          </table:table-cell>
          <table:table-cell table:style-name="ce56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office:value-type="float" office:value="153">
            <text:p>153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6">
            <text:p>6</text:p>
          </table:table-cell>
          <table:table-cell table:style-name="ce56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office:value-type="float" office:value="725">
            <text:p>725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3" office:value-type="float" office:value="7">
            <text:p>7</text:p>
          </table:table-cell>
          <table:table-cell table:style-name="ce56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22" office:value-type="float" office:value="6">
            <text:p>6,0</text:p>
          </table:table-cell>
          <table:table-cell table:style-name="ce98"/>
          <table:table-cell table:style-name="ce12"/>
          <table:table-cell table:style-name="ce3"/>
        </table:table-row>
        <table:table-row table:style-name="ro1">
          <table:table-cell office:value-type="float" office:value="2002">
            <text:p>2002</text:p>
          </table:table-cell>
          <table:table-cell table:style-name="ce42" office:value-type="float" office:value="7">
            <text:p>7</text:p>
          </table:table-cell>
          <table:table-cell table:style-name="ce56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2">
            <text:p>2,0</text:p>
          </table:table-cell>
          <table:table-cell office:value-type="float" office:value="90">
            <text:p>9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5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1">
            <text:p>1,0</text:p>
          </table:table-cell>
          <table:table-cell office:value-type="float" office:value="486">
            <text:p>486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5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6">
            <text:p>6,0</text:p>
          </table:table-cell>
          <table:table-cell office:value-type="float" office:value="748">
            <text:p>748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5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1">
            <text:p>1,0</text:p>
          </table:table-cell>
          <table:table-cell office:value-type="float" office:value="20">
            <text:p>2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56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70" office:value-type="float" office:value="3">
            <text:p>3,0</text:p>
          </table:table-cell>
          <table:table-cell office:value-type="float" office:value="2930">
            <text:p>2930</text:p>
          </table:table-cell>
          <table:table-cell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31">
            <text:p>31,0</text:p>
          </table:table-cell>
          <table:table-cell table:style-name="ce98" office:value-type="string">
            <text:p>NA</text:p>
          </table:table-cell>
          <table:table-cell table:style-name="ce12"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4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7">
            <text:p>27,0</text:p>
          </table:table-cell>
          <table:table-cell table:style-name="ce98" office:value-type="string">
            <text:p>NA</text:p>
          </table:table-cell>
          <table:table-cell table:style-name="ce12"/>
          <table:table-cell table:style-name="ce4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19">
            <text:p>19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9">
            <text:p>29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32">
            <text:p>32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7">
            <text:p>27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33">
            <text:p>33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36">
            <text:p>36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number-columns-repeated="2"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13">
            <text:p>13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6">
            <text:p>6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35">
            <text:p>35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5">
            <text:p>5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6">
            <text:p>6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9">
            <text:p>9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number-columns-repeated="2"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5">
            <text:p>5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8">
            <text:p>8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4">
            <text:p>4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">
            <text:p>2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">
            <text:p>2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number-columns-repeated="3"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3">
            <text:p>3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">
            <text:p>2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119">
            <text:p>119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89">
            <text:p>89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65">
            <text:p>65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7">
            <text:p>7</text:p>
          </table:table-cell>
          <table:table-cell table:number-columns-repeated="2"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92">
            <text:p>92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87">
            <text:p>87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4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">
            <text:p>2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">
            <text:p>2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1">
            <text:p>1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1">
            <text:p>1</text:p>
          </table:table-cell>
          <table:table-cell table:number-columns-repeated="2"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2">
            <text:p>2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0">
            <text:p>0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0">
            <text:p>0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1">
            <text:p>1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5">
            <text:p>5</text:p>
          </table:table-cell>
          <table:table-cell table:style-name="ce4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1">
            <text:p>1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44" office:value-type="float" office:value="5">
            <text:p>5</text:p>
          </table:table-cell>
          <table:table-cell table:number-columns-repeated="2"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3">
            <text:p>3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number-columns-repeated="2" table:style-name="ce4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70" office:value-type="float" office:value="1">
            <text:p>1,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">
            <text:p>1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">
            <text:p>1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2">
            <text:p>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2">
            <text:p>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">
            <text:p>1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2">
            <text:p>1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6">
            <text:p>16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6">
            <text:p>16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5">
            <text:p>15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1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5">
            <text:p>5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2">
            <text:p>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7">
            <text:p>7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1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5">
            <text:p>5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4">
            <text:p>4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7">
            <text:p>7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9">
            <text:p>9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2">
            <text:p>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4">
            <text:p>4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3">
            <text:p>3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7">
            <text:p>7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3">
            <text:p>13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2">
            <text:p>1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2">
            <text:p>1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4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3">
            <text:p>13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1">
            <text:p>11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3">
            <text:p>13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4">
            <text:p>14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0">
            <text:p>1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5">
            <text:p>5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22">
            <text:p>2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">
            <text:p>1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">
            <text:p>1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0">
            <text:p>0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">
            <text:p>1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">
            <text:p>1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3">
            <text:p>13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4" office:value-type="float" office:value="2">
            <text:p>2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8">
            <text:p>8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6">
            <text:p>6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4" office:value-type="float" office:value="4">
            <text:p>4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12">
            <text:p>12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4" office:value-type="float" office:value="5">
            <text:p>5</text:p>
          </table:table-cell>
          <table:table-cell table:style-name="ce44" office:value-type="float" office:value="4">
            <text:p>4</text:p>
          </table:table-cell>
          <table:table-cell table:style-name="ce44" office:value-type="string">
            <text:p>Arenicola marina</text:p>
          </table:table-cell>
          <table:table-cell table:style-name="ce14" office:value-type="float" office:value="6">
            <text:p>6</text:p>
          </table:table-cell>
          <table:table-cell table:style-name="ce98" office:value-type="string">
            <text:p>NA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15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10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14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8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11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9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15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9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15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8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17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3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8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2"/>
          <table:table-cell table:style-name="ce14" table:number-columns-repeated="2"/>
          <table:table-cell table:style-name="ce6"/>
          <table:table-cell table:number-columns-repeated="4"/>
        </table:table-row>
        <table:table-row table:style-name="ro1" table:number-rows-repeated="10">
          <table:table-cell/>
          <table:table-cell table:style-name="ce2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4">
          <table:table-cell/>
          <table:table-cell table:style-name="ce2"/>
          <table:table-cell table:style-name="ce7"/>
          <table:table-cell table:style-name="ce14"/>
          <table:table-cell table:style-name="ce6"/>
          <table:table-cell table:style-name="ce37"/>
          <table:table-cell table:style-name="ce23"/>
          <table:table-cell table:number-columns-repeated="2"/>
        </table:table-row>
        <table:table-row table:style-name="ro1">
          <table:table-cell/>
          <table:table-cell table:style-name="ce2"/>
          <table:table-cell table:style-name="ce7"/>
          <table:table-cell table:style-name="ce14"/>
          <table:table-cell table:style-name="ce6"/>
          <table:table-cell table:style-name="ce37"/>
          <table:table-cell table:number-columns-repeated="3"/>
        </table:table-row>
        <table:table-row table:style-name="ro2" table:number-rows-repeated="2">
          <table:table-cell/>
          <table:table-cell table:style-name="ce2"/>
          <table:table-cell table:style-name="ce4"/>
          <table:table-cell table:style-name="ce16"/>
          <table:table-cell table:style-name="ce6"/>
          <table:table-cell table:style-name="ce39"/>
          <table:table-cell table:style-name="ce4"/>
          <table:table-cell table:number-columns-repeated="2"/>
        </table:table-row>
        <table:table-row table:style-name="ro1">
          <table:table-cell/>
          <table:table-cell table:style-name="ce2"/>
          <table:table-cell table:style-name="ce3"/>
          <table:table-cell table:style-name="ce17"/>
          <table:table-cell table:style-name="ce6"/>
          <table:table-cell table:style-name="ce40"/>
          <table:table-cell table:style-name="ce3"/>
          <table:table-cell table:number-columns-repeated="2"/>
        </table:table-row>
        <table:table-row table:style-name="ro1" table:number-rows-repeated="2">
          <table:table-cell/>
          <table:table-cell table:style-name="ce2"/>
          <table:table-cell table:style-name="ce3"/>
          <table:table-cell table:style-name="ce14"/>
          <table:table-cell table:style-name="ce6"/>
          <table:table-cell table:style-name="ce40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14" table:number-columns-repeated="2"/>
          <table:table-cell table:style-name="ce3"/>
          <table:table-cell table:style-name="ce40"/>
          <table:table-cell table:style-name="ce3"/>
          <table:table-cell table:number-columns-repeated="2"/>
        </table:table-row>
        <table:table-row table:style-name="ro1">
          <table:table-cell/>
          <table:table-cell table:style-name="ce2"/>
          <table:table-cell table:style-name="ce57"/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/>
          <table:table-cell table:style-name="ce2"/>
          <table:table-cell table:style-name="ce58"/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/>
          <table:table-cell table:style-name="ce2"/>
          <table:table-cell table:style-name="ce58"/>
          <table:table-cell table:number-columns-repeated="2"/>
          <table:table-cell table:style-name="ce71"/>
          <table:table-cell table:number-columns-repeated="3"/>
        </table:table-row>
        <table:table-row table:style-name="ro1" table:number-rows-repeated="4">
          <table:table-cell/>
          <table:table-cell table:style-name="ce2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2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>
          <table:table-cell/>
          <table:table-cell table:style-name="ce45"/>
          <table:table-cell table:style-name="ce57"/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/>
          <table:table-cell table:style-name="ce46"/>
          <table:table-cell table:style-name="ce58"/>
          <table:table-cell table:number-columns-repeated="2"/>
          <table:table-cell table:style-name="ce71"/>
          <table:table-cell table:number-columns-repeated="3"/>
        </table:table-row>
        <table:table-row table:style-name="ro1">
          <table:table-cell/>
          <table:table-cell table:style-name="ce47"/>
          <table:table-cell table:style-name="ce61"/>
          <table:table-cell table:number-columns-repeated="2"/>
          <table:table-cell table:style-name="ce63"/>
          <table:table-cell table:number-columns-repeated="3"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49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>
          <table:table-cell/>
          <table:table-cell table:style-name="ce50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1"/>
          <table:table-cell table:style-name="ce61"/>
          <table:table-cell table:number-columns-repeated="2"/>
          <table:table-cell table:style-name="ce64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59"/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/>
          <table:table-cell table:style-name="ce51"/>
          <table:table-cell table:style-name="ce61"/>
          <table:table-cell table:number-columns-repeated="2"/>
          <table:table-cell table:style-name="ce63"/>
          <table:table-cell table:number-columns-repeated="3"/>
        </table:table-row>
        <table:table-row table:style-name="ro1">
          <table:table-cell/>
          <table:table-cell table:style-name="ce50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>
          <table:table-cell/>
          <table:table-cell table:style-name="ce50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 table:number-rows-repeated="4">
          <table:table-cell/>
          <table:table-cell table:style-name="ce50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>
          <table:table-cell/>
          <table:table-cell table:style-name="ce2"/>
          <table:table-cell table:style-name="ce57"/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/>
          <table:table-cell table:style-name="ce2"/>
          <table:table-cell table:style-name="ce58"/>
          <table:table-cell table:number-columns-repeated="2"/>
          <table:table-cell table:style-name="ce43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2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2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58"/>
          <table:table-cell table:number-columns-repeated="2"/>
          <table:table-cell table:style-name="ce71"/>
          <table:table-cell table:number-columns-repeated="3"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49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>
          <table:table-cell/>
          <table:table-cell table:style-name="ce45"/>
          <table:table-cell table:style-name="ce57"/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/>
          <table:table-cell table:style-name="ce46"/>
          <table:table-cell table:style-name="ce58"/>
          <table:table-cell table:number-columns-repeated="2"/>
          <table:table-cell table:style-name="ce71"/>
          <table:table-cell table:number-columns-repeated="3"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47"/>
          <table:table-cell table:style-name="ce61"/>
          <table:table-cell table:number-columns-repeated="2"/>
          <table:table-cell table:style-name="ce63"/>
          <table:table-cell table:number-columns-repeated="3"/>
        </table:table-row>
        <table:table-row table:style-name="ro1">
          <table:table-cell/>
          <table:table-cell table:style-name="ce49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>
          <table:table-cell/>
          <table:table-cell table:style-name="ce47"/>
          <table:table-cell table:style-name="ce61"/>
          <table:table-cell table:number-columns-repeated="2"/>
          <table:table-cell table:style-name="ce63"/>
          <table:table-cell table:number-columns-repeated="3"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51"/>
          <table:table-cell table:style-name="ce61"/>
          <table:table-cell table:number-columns-repeated="2"/>
          <table:table-cell table:style-name="ce63"/>
          <table:table-cell table:number-columns-repeated="3"/>
        </table:table-row>
        <table:table-row table:style-name="ro1" table:number-rows-repeated="3">
          <table:table-cell/>
          <table:table-cell table:style-name="ce50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59"/>
          <table:table-cell table:number-columns-repeated="2"/>
          <table:table-cell table:style-name="ce71"/>
          <table:table-cell table:number-columns-repeated="3"/>
        </table:table-row>
        <table:table-row table:style-name="ro1">
          <table:table-cell/>
          <table:table-cell table:style-name="ce50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>
          <table:table-cell/>
          <table:table-cell table:style-name="ce51"/>
          <table:table-cell table:style-name="ce61"/>
          <table:table-cell table:number-columns-repeated="2"/>
          <table:table-cell table:style-name="ce63"/>
          <table:table-cell table:number-columns-repeated="3"/>
        </table:table-row>
        <table:table-row table:style-name="ro1">
          <table:table-cell/>
          <table:table-cell table:style-name="ce50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 table:number-rows-repeated="3">
          <table:table-cell/>
          <table:table-cell table:style-name="ce50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2"/>
          <table:table-cell table:style-name="ce57"/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/>
          <table:table-cell table:style-name="ce2"/>
          <table:table-cell table:style-name="ce58"/>
          <table:table-cell table:number-columns-repeated="2"/>
          <table:table-cell table:style-name="ce43"/>
          <table:table-cell table:number-columns-repeated="3"/>
        </table:table-row>
        <table:table-row table:style-name="ro1">
          <table:table-cell/>
          <table:table-cell table:style-name="ce2"/>
          <table:table-cell table:style-name="ce58"/>
          <table:table-cell table:number-columns-repeated="2"/>
          <table:table-cell table:style-name="ce71"/>
          <table:table-cell table:number-columns-repeated="3"/>
        </table:table-row>
        <table:table-row table:style-name="ro1" table:number-rows-repeated="4">
          <table:table-cell/>
          <table:table-cell table:style-name="ce2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2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58"/>
          <table:table-cell table:number-columns-repeated="2"/>
          <table:table-cell table:style-name="ce71"/>
          <table:table-cell table:number-columns-repeated="3"/>
        </table:table-row>
        <table:table-row table:style-name="ro1" table:number-rows-repeated="2">
          <table:table-cell/>
          <table:table-cell table:style-name="ce48"/>
          <table:table-cell table:style-name="ce59"/>
          <table:table-cell table:number-columns-repeated="2"/>
          <table:table-cell table:style-name="ce42"/>
          <table:table-cell/>
          <table:table-cell table:style-name="ce91"/>
          <table:table-cell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49"/>
          <table:table-cell table:style-name="ce60"/>
          <table:table-cell table:number-columns-repeated="2"/>
          <table:table-cell table:style-name="ce62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59"/>
          <table:table-cell table:number-columns-repeated="2"/>
          <table:table-cell table:style-name="ce71"/>
          <table:table-cell table:number-columns-repeated="3"/>
        </table:table-row>
        <table:table-row table:style-name="ro1" table:number-rows-repeated="3">
          <table:table-cell/>
          <table:table-cell table:style-name="ce50"/>
          <table:table-cell table:style-name="ce59"/>
          <table:table-cell table:number-columns-repeated="2"/>
          <table:table-cell table:style-name="ce42"/>
          <table:table-cell table:number-columns-repeated="3"/>
        </table:table-row>
        <table:table-row table:style-name="ro1">
          <table:table-cell/>
          <table:table-cell table:style-name="ce2"/>
          <table:table-cell table:style-name="ce57"/>
          <table:table-cell table:number-columns-repeated="2"/>
          <table:table-cell table:style-name="ce57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58"/>
          <table:table-cell table:number-columns-repeated="2"/>
          <table:table-cell table:style-name="ce58"/>
          <table:table-cell table:number-columns-repeated="3"/>
        </table:table-row>
        <table:table-row table:style-name="ro1" table:number-rows-repeated="4">
          <table:table-cell/>
          <table:table-cell table:style-name="ce2"/>
          <table:table-cell table:style-name="ce59"/>
          <table:table-cell table:number-columns-repeated="2"/>
          <table:table-cell table:style-name="ce59"/>
          <table:table-cell table:number-columns-repeated="3"/>
        </table:table-row>
        <table:table-row table:style-name="ro1">
          <table:table-cell/>
          <table:table-cell table:style-name="ce2"/>
          <table:table-cell table:style-name="ce60"/>
          <table:table-cell table:number-columns-repeated="2"/>
          <table:table-cell table:style-name="ce60"/>
          <table:table-cell table:number-columns-repeated="3"/>
        </table:table-row>
        <table:table-row table:style-name="ro1" table:number-rows-repeated="2">
          <table:table-cell/>
          <table:table-cell table:style-name="ce48"/>
          <table:table-cell table:style-name="ce59"/>
          <table:table-cell table:number-columns-repeated="2"/>
          <table:table-cell table:style-name="ce59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58"/>
          <table:table-cell table:number-columns-repeated="2"/>
          <table:table-cell table:style-name="ce58"/>
          <table:table-cell table:number-columns-repeated="3"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59"/>
          <table:table-cell table:number-columns-repeated="3"/>
        </table:table-row>
        <table:table-row table:style-name="ro1">
          <table:table-cell/>
          <table:table-cell table:style-name="ce47"/>
          <table:table-cell table:style-name="ce61"/>
          <table:table-cell table:number-columns-repeated="2"/>
          <table:table-cell table:style-name="ce61"/>
          <table:table-cell table:number-columns-repeated="3"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59"/>
          <table:table-cell table:number-columns-repeated="3"/>
        </table:table-row>
        <table:table-row table:style-name="ro1">
          <table:table-cell/>
          <table:table-cell table:style-name="ce49"/>
          <table:table-cell table:style-name="ce60"/>
          <table:table-cell table:number-columns-repeated="2"/>
          <table:table-cell table:style-name="ce60"/>
          <table:table-cell table:number-columns-repeated="3"/>
        </table:table-row>
        <table:table-row table:style-name="ro1">
          <table:table-cell/>
          <table:table-cell table:style-name="ce50"/>
          <table:table-cell table:style-name="ce59"/>
          <table:table-cell table:number-columns-repeated="2"/>
          <table:table-cell table:style-name="ce59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60"/>
          <table:table-cell table:number-columns-repeated="3"/>
        </table:table-row>
        <table:table-row table:style-name="ro1">
          <table:table-cell/>
          <table:table-cell table:style-name="ce51"/>
          <table:table-cell table:style-name="ce61"/>
          <table:table-cell table:number-columns-repeated="2"/>
          <table:table-cell table:style-name="ce57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59"/>
          <table:table-cell table:number-columns-repeated="2"/>
          <table:table-cell table:style-name="ce58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59"/>
          <table:table-cell table:number-columns-repeated="2"/>
          <table:table-cell table:style-name="ce59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60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59"/>
          <table:table-cell table:number-columns-repeated="2"/>
          <table:table-cell table:style-name="ce59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60"/>
          <table:table-cell table:number-columns-repeated="3"/>
        </table:table-row>
        <table:table-row table:style-name="ro1">
          <table:table-cell/>
          <table:table-cell table:style-name="ce2"/>
          <table:table-cell table:style-name="ce57"/>
          <table:table-cell table:number-columns-repeated="2"/>
          <table:table-cell table:style-name="ce44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58"/>
          <table:table-cell table:number-columns-repeated="2"/>
          <table:table-cell table:style-name="ce44"/>
          <table:table-cell table:number-columns-repeated="3"/>
        </table:table-row>
        <table:table-row table:style-name="ro1" table:number-rows-repeated="4">
          <table:table-cell/>
          <table:table-cell table:style-name="ce2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2"/>
          <table:table-cell table:style-name="ce60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45"/>
          <table:table-cell table:style-name="ce57"/>
          <table:table-cell table:number-columns-repeated="2"/>
          <table:table-cell table:style-name="ce44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58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46"/>
          <table:table-cell table:style-name="ce58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47"/>
          <table:table-cell table:style-name="ce61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48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49"/>
          <table:table-cell table:style-name="ce60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1"/>
          <table:table-cell table:style-name="ce61"/>
          <table:table-cell table:number-columns-repeated="2"/>
          <table:table-cell table:style-name="ce44"/>
          <table:table-cell table:number-columns-repeated="3"/>
        </table:table-row>
        <table:table-row table:style-name="ro1" table:number-rows-repeated="4">
          <table:table-cell/>
          <table:table-cell table:style-name="ce50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1"/>
          <table:table-cell table:style-name="ce61"/>
          <table:table-cell table:number-columns-repeated="2"/>
          <table:table-cell table:style-name="ce44"/>
          <table:table-cell table:number-columns-repeated="3"/>
        </table:table-row>
        <table:table-row table:style-name="ro1" table:number-rows-repeated="4">
          <table:table-cell/>
          <table:table-cell table:style-name="ce50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1"/>
          <table:table-cell table:style-name="ce61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0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44"/>
          <table:table-cell table:number-columns-repeated="3"/>
        </table:table-row>
        <table:table-row table:style-name="ro1" table:number-rows-repeated="5">
          <table:table-cell/>
          <table:table-cell table:style-name="ce50"/>
          <table:table-cell table:style-name="ce59"/>
          <table:table-cell table:number-columns-repeated="2"/>
          <table:table-cell table:style-name="ce44"/>
          <table:table-cell table:number-columns-repeated="3"/>
        </table:table-row>
        <table:table-row table:style-name="ro1">
          <table:table-cell/>
          <table:table-cell table:style-name="ce52"/>
          <table:table-cell table:style-name="ce60"/>
          <table:table-cell table:number-columns-repeated="2"/>
          <table:table-cell table:style-name="ce44"/>
          <table:table-cell table:number-columns-repeated="3"/>
        </table:table-row>
        <table:table-row table:style-name="ro1" table:number-rows-repeated="4">
          <table:table-cell/>
          <table:table-cell table:style-name="ce2"/>
          <table:table-cell table:style-name="ce44"/>
          <table:table-cell table:number-columns-repeated="2"/>
          <table:table-cell table:style-name="ce72"/>
          <table:table-cell table:number-columns-repeated="3"/>
        </table:table-row>
        <table:table-row table:style-name="ro1">
          <table:table-cell/>
          <table:table-cell table:style-name="ce2"/>
          <table:table-cell table:style-name="ce62"/>
          <table:table-cell table:number-columns-repeated="2"/>
          <table:table-cell table:style-name="ce73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3"/>
          <table:table-cell table:number-columns-repeated="3"/>
        </table:table-row>
        <table:table-row table:style-name="ro1">
          <table:table-cell/>
          <table:table-cell table:style-name="ce51"/>
          <table:table-cell table:style-name="ce63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75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73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72"/>
          <table:table-cell table:number-columns-repeated="3"/>
        </table:table-row>
        <table:table-row table:style-name="ro1">
          <table:table-cell/>
          <table:table-cell table:style-name="ce45"/>
          <table:table-cell table:style-name="ce64"/>
          <table:table-cell table:number-columns-repeated="2"/>
          <table:table-cell table:style-name="ce74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43"/>
          <table:table-cell table:number-columns-repeated="2"/>
          <table:table-cell table:style-name="ce74"/>
          <table:table-cell table:number-columns-repeated="3"/>
        </table:table-row>
        <table:table-row table:style-name="ro1" table:number-rows-repeated="3">
          <table:table-cell/>
          <table:table-cell table:style-name="ce2"/>
          <table:table-cell table:style-name="ce44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2"/>
          <table:table-cell table:style-name="ce44"/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/>
          <table:table-cell table:style-name="ce2"/>
          <table:table-cell table:style-name="ce62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45"/>
          <table:table-cell table:style-name="ce64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46"/>
          <table:table-cell table:style-name="ce43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46"/>
          <table:table-cell table:style-name="ce43"/>
          <table:table-cell table:number-columns-repeated="2"/>
          <table:table-cell table:style-name="ce78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49"/>
          <table:table-cell table:style-name="ce62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47"/>
          <table:table-cell table:style-name="ce63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8"/>
          <table:table-cell table:number-columns-repeated="3"/>
        </table:table-row>
        <table:table-row table:style-name="ro1">
          <table:table-cell/>
          <table:table-cell table:style-name="ce49"/>
          <table:table-cell table:style-name="ce62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47"/>
          <table:table-cell table:style-name="ce63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/>
          <table:table-cell table:style-name="ce51"/>
          <table:table-cell table:style-name="ce63"/>
          <table:table-cell table:number-columns-repeated="2"/>
          <table:table-cell table:style-name="ce74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44"/>
          <table:table-cell table:number-columns-repeated="2"/>
          <table:table-cell table:style-name="ce78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52"/>
          <table:table-cell table:style-name="ce62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52"/>
          <table:table-cell table:style-name="ce62"/>
          <table:table-cell table:number-columns-repeated="2"/>
          <table:table-cell table:style-name="ce74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44"/>
          <table:table-cell table:number-columns-repeated="2"/>
          <table:table-cell table:style-name="ce78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44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52"/>
          <table:table-cell table:style-name="ce62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45"/>
          <table:table-cell table:style-name="ce64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46"/>
          <table:table-cell table:style-name="ce43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46"/>
          <table:table-cell table:style-name="ce43"/>
          <table:table-cell table:number-columns-repeated="2"/>
          <table:table-cell table:style-name="ce78"/>
          <table:table-cell table:number-columns-repeated="3"/>
        </table:table-row>
        <table:table-row table:style-name="ro1">
          <table:table-cell/>
          <table:table-cell table:style-name="ce2"/>
          <table:table-cell table:style-name="ce62"/>
          <table:table-cell table:number-columns-repeated="2"/>
          <table:table-cell table:style-name="ce76"/>
          <table:table-cell table:number-columns-repeated="3"/>
        </table:table-row>
        <table:table-row table:style-name="ro1">
          <table:table-cell/>
          <table:table-cell table:style-name="ce45"/>
          <table:table-cell table:style-name="ce64"/>
          <table:table-cell table:number-columns-repeated="2"/>
          <table:table-cell table:style-name="ce75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43"/>
          <table:table-cell table:number-columns-repeated="2"/>
          <table:table-cell table:style-name="ce75"/>
          <table:table-cell table:number-columns-repeated="3"/>
        </table:table-row>
        <table:table-row table:style-name="ro1">
          <table:table-cell/>
          <table:table-cell table:style-name="ce47"/>
          <table:table-cell table:style-name="ce63"/>
          <table:table-cell table:number-columns-repeated="2"/>
          <table:table-cell table:style-name="ce79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9"/>
          <table:table-cell table:number-columns-repeated="3"/>
        </table:table-row>
        <table:table-row table:style-name="ro1">
          <table:table-cell/>
          <table:table-cell table:style-name="ce49"/>
          <table:table-cell table:style-name="ce62"/>
          <table:table-cell table:number-columns-repeated="2"/>
          <table:table-cell table:style-name="ce79"/>
          <table:table-cell table:number-columns-repeated="3"/>
        </table:table-row>
        <table:table-row table:style-name="ro1">
          <table:table-cell/>
          <table:table-cell table:style-name="ce51"/>
          <table:table-cell table:style-name="ce63"/>
          <table:table-cell table:number-columns-repeated="2"/>
          <table:table-cell table:style-name="ce75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44"/>
          <table:table-cell table:number-columns-repeated="2"/>
          <table:table-cell table:style-name="ce75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44"/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/>
          <table:table-cell table:style-name="ce45"/>
          <table:table-cell table:style-name="ce64"/>
          <table:table-cell table:number-columns-repeated="2"/>
          <table:table-cell table:style-name="ce75"/>
          <table:table-cell table:number-columns-repeated="3"/>
        </table:table-row>
        <table:table-row table:style-name="ro1">
          <table:table-cell/>
          <table:table-cell table:style-name="ce46"/>
          <table:table-cell table:style-name="ce43"/>
          <table:table-cell table:number-columns-repeated="2"/>
          <table:table-cell table:style-name="ce74"/>
          <table:table-cell table:number-columns-repeated="3"/>
        </table:table-row>
        <table:table-row table:style-name="ro1">
          <table:table-cell/>
          <table:table-cell table:style-name="ce46"/>
          <table:table-cell table:style-name="ce43"/>
          <table:table-cell table:number-columns-repeated="2"/>
          <table:table-cell table:style-name="ce78"/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44"/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7"/>
          <table:table-cell table:number-columns-repeated="3"/>
        </table:table-row>
        <table:table-row table:style-name="ro1">
          <table:table-cell/>
          <table:table-cell table:style-name="ce45"/>
          <table:table-cell table:style-name="ce64"/>
          <table:table-cell table:number-columns-repeated="2"/>
          <table:table-cell table:style-name="ce75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43"/>
          <table:table-cell table:number-columns-repeated="2"/>
          <table:table-cell table:style-name="ce75"/>
          <table:table-cell table:number-columns-repeated="3"/>
        </table:table-row>
        <table:table-row table:style-name="ro1">
          <table:table-cell/>
          <table:table-cell table:style-name="ce47"/>
          <table:table-cell table:style-name="ce63"/>
          <table:table-cell table:number-columns-repeated="2"/>
          <table:table-cell table:style-name="ce79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79"/>
          <table:table-cell table:number-columns-repeated="3"/>
        </table:table-row>
        <table:table-row table:style-name="ro1">
          <table:table-cell/>
          <table:table-cell table:style-name="ce49"/>
          <table:table-cell table:style-name="ce62"/>
          <table:table-cell table:number-columns-repeated="2"/>
          <table:table-cell table:style-name="ce79"/>
          <table:table-cell table:number-columns-repeated="3"/>
        </table:table-row>
        <table:table-row table:style-name="ro1">
          <table:table-cell/>
          <table:table-cell table:style-name="ce51"/>
          <table:table-cell table:style-name="ce63"/>
          <table:table-cell table:number-columns-repeated="2"/>
          <table:table-cell table:style-name="ce75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75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78"/>
          <table:table-cell table:number-columns-repeated="3"/>
        </table:table-row>
        <table:table-row table:style-name="ro1">
          <table:table-cell/>
          <table:table-cell table:style-name="ce45"/>
          <table:table-cell table:style-name="ce64"/>
          <table:table-cell table:number-columns-repeated="2"/>
          <table:table-cell table:style-name="ce80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43"/>
          <table:table-cell table:number-columns-repeated="2"/>
          <table:table-cell table:style-name="ce81"/>
          <table:table-cell table:number-columns-repeated="3"/>
        </table:table-row>
        <table:table-row table:style-name="ro1">
          <table:table-cell/>
          <table:table-cell table:style-name="ce2"/>
          <table:table-cell table:style-name="ce44"/>
          <table:table-cell table:number-columns-repeated="2"/>
          <table:table-cell table:style-name="ce82"/>
          <table:table-cell table:number-columns-repeated="3"/>
        </table:table-row>
        <table:table-row table:style-name="ro1">
          <table:table-cell/>
          <table:table-cell table:style-name="ce45"/>
          <table:table-cell table:style-name="ce64"/>
          <table:table-cell table:number-columns-repeated="2"/>
          <table:table-cell table:style-name="ce81"/>
          <table:table-cell table:number-columns-repeated="3"/>
        </table:table-row>
        <table:table-row table:style-name="ro1" table:number-rows-repeated="2">
          <table:table-cell/>
          <table:table-cell table:style-name="ce46"/>
          <table:table-cell table:style-name="ce43"/>
          <table:table-cell table:number-columns-repeated="2"/>
          <table:table-cell table:style-name="ce81"/>
          <table:table-cell table:number-columns-repeated="3"/>
        </table:table-row>
        <table:table-row table:style-name="ro1">
          <table:table-cell/>
          <table:table-cell table:style-name="ce47"/>
          <table:table-cell table:style-name="ce63"/>
          <table:table-cell table:number-columns-repeated="2"/>
          <table:table-cell table:style-name="ce83"/>
          <table:table-cell table:number-columns-repeated="3"/>
        </table:table-row>
        <table:table-row table:style-name="ro1">
          <table:table-cell/>
          <table:table-cell table:style-name="ce48"/>
          <table:table-cell table:style-name="ce44"/>
          <table:table-cell table:number-columns-repeated="2"/>
          <table:table-cell table:style-name="ce83"/>
          <table:table-cell table:number-columns-repeated="3"/>
        </table:table-row>
        <table:table-row table:style-name="ro1">
          <table:table-cell/>
          <table:table-cell table:style-name="ce49"/>
          <table:table-cell table:style-name="ce62"/>
          <table:table-cell table:number-columns-repeated="2"/>
          <table:table-cell table:style-name="ce83"/>
          <table:table-cell table:number-columns-repeated="3"/>
        </table:table-row>
        <table:table-row table:style-name="ro1">
          <table:table-cell/>
          <table:table-cell table:style-name="ce51"/>
          <table:table-cell table:style-name="ce63"/>
          <table:table-cell table:number-columns-repeated="2"/>
          <table:table-cell table:style-name="ce80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81"/>
          <table:table-cell table:number-columns-repeated="3"/>
        </table:table-row>
        <table:table-row table:style-name="ro1">
          <table:table-cell/>
          <table:table-cell table:style-name="ce50"/>
          <table:table-cell table:style-name="ce44"/>
          <table:table-cell table:number-columns-repeated="2"/>
          <table:table-cell table:style-name="ce84"/>
          <table:table-cell table:number-columns-repeated="3"/>
        </table:table-row>
        <table:table-row table:style-name="ro1" table:number-rows-repeated="2">
          <table:table-cell/>
          <table:table-cell table:style-name="ce50"/>
          <table:table-cell table:style-name="ce44"/>
          <table:table-cell table:number-columns-repeated="2"/>
          <table:table-cell table:style-name="ce82"/>
          <table:table-cell table:number-columns-repeated="3"/>
        </table:table-row>
        <table:table-row table:style-name="ro3" table:number-rows-repeated="1047098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>
        <table:named-expression table:name="SHARED_FORMULA_6_108_6_108_0" table:base-cell-address="$all_base.$G$109" table:expression="([.E109]*30)"/>
        <table:named-expression table:name="SHARED_FORMULA_6_115_6_115_0" table:base-cell-address="$all_base.$G$116" table:expression="[.E116]*10"/>
        <table:named-expression table:name="SHARED_FORMULA_6_116_6_116_0" table:base-cell-address="$all_base.$G$117" table:expression="([.E117]*245)"/>
        <table:named-expression table:name="SHARED_FORMULA_6_118_6_118_0" table:base-cell-address="$all_base.$G$119" table:expression="[.E119]*245"/>
        <table:named-expression table:name="SHARED_FORMULA_6_124_6_124_0" table:base-cell-address="$all_base.$G$125" table:expression="([.E125]*30)"/>
        <table:named-expression table:name="SHARED_FORMULA_6_125_6_125_0" table:base-cell-address="$all_base.$G$126" table:expression="[.E126]*30"/>
        <table:named-expression table:name="SHARED_FORMULA_6_132_6_132_0" table:base-cell-address="$all_base.$G$133" table:expression="([.E133]*245)"/>
        <table:named-expression table:name="SHARED_FORMULA_6_138_6_138_0" table:base-cell-address="$all_base.$G$139" table:expression="[.E139]*245"/>
        <table:named-expression table:name="SHARED_FORMULA_6_147_6_147_0" table:base-cell-address="$all_base.$G$148" table:expression="[.E148]*30"/>
        <table:named-expression table:name="SHARED_FORMULA_6_156_6_156_0" table:base-cell-address="$all_base.$G$157" table:expression="([.E157]*30)"/>
        <table:named-expression table:name="SHARED_FORMULA_6_167_6_167_0" table:base-cell-address="$all_base.$G$168" table:expression="[.E168]*10"/>
        <table:named-expression table:name="SHARED_FORMULA_6_174_6_174_0" table:base-cell-address="$all_base.$G$175" table:expression="[.E175]*30"/>
        <table:named-expression table:name="SHARED_FORMULA_6_192_6_192_0" table:base-cell-address="$all_base.$G$193" table:expression="[.E193]*10"/>
        <table:named-expression table:name="SHARED_FORMULA_6_1_6_1_0" table:base-cell-address="$all_base.$G$2" table:expression="([.E2]*245)"/>
        <table:named-expression table:name="SHARED_FORMULA_6_204_6_204_0" table:base-cell-address="$all_base.$G$205" table:expression="[.E205]*10"/>
        <table:named-expression table:name="SHARED_FORMULA_6_24_6_24_0" table:base-cell-address="$all_base.$G$25" table:expression="([.E25]*30)"/>
        <table:named-expression table:name="SHARED_FORMULA_6_47_6_47_0" table:base-cell-address="$all_base.$G$48" table:expression="[.E48]*30"/>
        <table:named-expression table:name="SHARED_FORMULA_6_51_6_51_0" table:base-cell-address="$all_base.$G$52" table:expression="([.E52]*245)"/>
        <table:named-expression table:name="SHARED_FORMULA_6_60_6_60_0" table:base-cell-address="$all_base.$G$61" table:expression="([.E61]*245)"/>
        <table:named-expression table:name="SHARED_FORMULA_6_71_6_71_0" table:base-cell-address="$all_base.$G$72" table:expression="[.E72]*245"/>
        <table:named-expression table:name="SHARED_FORMULA_6_77_6_77_0" table:base-cell-address="$all_base.$G$78" table:expression="[.E78]*30"/>
        <table:named-expression table:name="SHARED_FORMULA_6_78_6_78_0" table:base-cell-address="$all_base.$G$79" table:expression="([.E79]*30)"/>
        <table:named-expression table:name="SHARED_FORMULA_6_83_6_83_0" table:base-cell-address="$all_base.$G$84" table:expression="([.E84]*245)"/>
        <table:named-expression table:name="SHARED_FORMULA_6_88_6_88_0" table:base-cell-address="$all_base.$G$89" table:expression="[.E89]*10"/>
        <table:named-expression table:name="SHARED_FORMULA_6_89_6_89_0" table:base-cell-address="$all_base.$G$90" table:expression="([.E90]*30)"/>
        <table:named-expression table:name="SHARED_FORMULA_6_94_6_94_0" table:base-cell-address="$all_base.$G$95" table:expression="([.E95]*245)"/>
        <table:named-expression table:name="SHARED_FORMULA_7_118_7_118_0" table:base-cell-address="$all_base.$H$119" table:expression="([.F119]*245)/1000"/>
        <table:named-expression table:name="SHARED_FORMULA_7_125_7_125_0" table:base-cell-address="$all_base.$H$126" table:expression="([.F126]*30)/1000"/>
        <table:named-expression table:name="SHARED_FORMULA_7_132_7_132_0" table:base-cell-address="$all_base.$H$133" table:expression="([.F133]*245)"/>
        <table:named-expression table:name="SHARED_FORMULA_7_138_7_138_0" table:base-cell-address="$all_base.$H$139" table:expression="([.F139]*245)/1000"/>
        <table:named-expression table:name="SHARED_FORMULA_7_147_7_147_0" table:base-cell-address="$all_base.$H$148" table:expression="([.F148]*30)/1000"/>
        <table:named-expression table:name="SHARED_FORMULA_7_174_7_174_0" table:base-cell-address="$all_base.$H$175" table:expression="([.F175]*30)/1000"/>
        <table:named-expression table:name="SHARED_FORMULA_7_192_7_192_0" table:base-cell-address="$all_base.$H$193" table:expression="([.F193]*10)/1000"/>
        <table:named-expression table:name="SHARED_FORMULA_7_1_7_1_0" table:base-cell-address="$all_base.$H$2" table:expression="([.F2]*245)"/>
        <table:named-expression table:name="SHARED_FORMULA_7_24_7_24_0" table:base-cell-address="$all_base.$H$25" table:expression="([.F25]*30)"/>
        <table:named-expression table:name="SHARED_FORMULA_7_47_7_47_0" table:base-cell-address="$all_base.$H$48" table:expression="([.F48]*30)/1000"/>
        <table:named-expression table:name="SHARED_FORMULA_7_60_7_60_0" table:base-cell-address="$all_base.$H$61" table:expression="([.F61]*245)"/>
        <table:named-expression table:name="SHARED_FORMULA_7_71_7_71_0" table:base-cell-address="$all_base.$H$72" table:expression="([.F72]*245)/1000"/>
        <table:named-expression table:name="SHARED_FORMULA_7_77_7_77_0" table:base-cell-address="$all_base.$H$78" table:expression="([.F78]*30)/1000"/>
        <table:named-expression table:name="SHARED_FORMULA_7_94_7_94_0" table:base-cell-address="$all_base.$H$95" table:expression="([.F95]*245)"/>
      </table:named-expressions>
      <table:database-ranges>
        <table:database-range table:name="__Anonymous_Sheet_DB__0" table:target-range-address="all_base.A1:all_base.G1138" table:display-filter-buttons="true" table:orientation="column"/>
        <table:database-range table:name="__Anonymous_Sheet_DB__1" table:target-range-address="'without M'.A1:'without M'.G1062" table:display-filter-buttons="true" table:orientation="column">
          <table:filter>
            <table:filter-and>
              <table:filter-condition table:field-number="4" table:value="Macoma balthica" table:operator="="/>
            </table:filter-and>
          </table:filter>
        </table:database-range>
        <table:database-range table:name="__Anonymous_Sheet_DB__2" table:target-range-address="with_all_M.A1:with_all_M.G10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3" number:min-integer-digits="1"/>
    </number:number-style>
    <number:number-style style:name="N140">
      <number:number number:decimal-places="4" number:min-integer-digits="1"/>
    </number:number-style>
    <number:number-style style:name="N142P0" style:volatile="true">
      <number:number number:decimal-places="0" number:min-integer-digits="1" number:grouping="true"/>
      <number:text>руб.</number:text>
    </number:number-style>
    <number:number-style style:name="N142">
      <number:text>-</number:text>
      <number:number number:decimal-places="0" number:min-integer-digits="1" number:grouping="true"/>
      <number:text>руб.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руб.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руб.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руб.</number:text>
    </number:number-style>
    <number:number-style style:name="N145">
      <number:text>-</number:text>
      <number:number number:decimal-places="2" number:min-integer-digits="1" number:grouping="true"/>
      <number:text>руб.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руб.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руб.</number:text>
      <style:map style:condition="value()&gt;=0" style:apply-style-name="N146P0"/>
    </number:number-style>
    <number:number-style style:name="N150P0" style:volatile="true">
      <number:text> </number:text>
      <number:number number:decimal-places="0" number:min-integer-digits="1" number:grouping="true"/>
      <number:text>        </number:text>
    </number:number-style>
    <number:number-style style:name="N150P1" style:volatile="true">
      <number:text>-</number:text>
      <number:number number:decimal-places="0" number:min-integer-digits="1" number:grouping="true"/>
      <number:text>        </number:text>
    </number:number-style>
    <number:number-style style:name="N150P2" style:volatile="true">
      <number:text> -    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integer-digits="1" number:grouping="true"/>
      <number:text>руб. </number:text>
    </number:number-style>
    <number:number-style style:name="N154P1" style:volatile="true">
      <number:text>-</number:text>
      <number:number number:decimal-places="0" number:min-integer-digits="1" number:grouping="true"/>
      <number:text>руб. </number:text>
    </number:number-style>
    <number:number-style style:name="N154P2" style:volatile="true">
      <number:text> -руб.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number number:decimal-places="2" number:min-integer-digits="1" number:grouping="true"/>
      <number:text>        </number:text>
    </number:number-style>
    <number:number-style style:name="N158P1" style:volatile="true">
      <number:text>-</number:text>
      <number:number number:decimal-places="2" number:min-integer-digits="1" number:grouping="true"/>
      <number:text>        </number:text>
    </number:number-style>
    <number:number-style style:name="N158P2" style:volatile="true">
      <number:text> -</number:text>
      <number:number number:decimal-places="0" number:min-integer-digits="0"/>
      <number:text> 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</number:text>
      <number:number number:decimal-places="2" number:min-integer-digits="1" number:grouping="true"/>
      <number:text>руб. </number:text>
    </number:number-style>
    <number:number-style style:name="N162P1" style:volatile="true">
      <number:text>-</number:text>
      <number:number number:decimal-places="2" number:min-integer-digits="1" number:grouping="true"/>
      <number:text>руб. </number:text>
    </number:number-style>
    <number:number-style style:name="N162P2" style:volatile="true">
      <number:text> -</number:text>
      <number:number number:decimal-places="0" number:min-integer-digits="0"/>
      <number:text>руб.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</number:text>
      <number:number number: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0" number:min-integer-digits="1" number:grouping="true"/>
      <number:text> </number:text>
    </number:number-style>
    <number:number-style style:name="N170P1" style:volatile="true">
      <number:text> $(</number:text>
      <number:number number:decimal-places="0" number:min-integer-digits="1" number:grouping="true"/>
      <number:text>)</number:text>
    </number:number-style>
    <number:number-style style:name="N170P2" style:volatile="true">
      <number:text> $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2" number:min-integer-digits="1" number:grouping="true"/>
      <number:text> </number:text>
    </number:number-style>
    <number:number-style style:name="N174P1" style:volatile="true">
      <number:text> (</number:text>
      <number:number number:decimal-places="2" number:min-integer-digits="1" number:grouping="true"/>
      <number:text>)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date-style style:name="N179">
      <number:month number:textual="true"/>
      <number:text>.</number:text>
      <number:year number:style="long"/>
    </number:date-style>
    <number:currency-style style:name="N18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0P0"/>
    </number:currency-style>
    <number:number-style style:name="N181P0" style:volatile="true">
      <number:text> </number:text>
      <number:number number:decimal-places="0" number:min-integer-digits="1" number:grouping="true"/>
      <number:text>    </number:text>
    </number:number-style>
    <number:number-style style:name="N181P1" style:volatile="true">
      <number:text>-</number:text>
      <number:number number:decimal-places="0" number:min-integer-digits="1" number:grouping="true"/>
      <number:text>    </number:text>
    </number:number-style>
    <number:number-style style:name="N181P2" style:volatile="true">
      <number:text> -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number number:decimal-places="0" number:min-integer-digits="1" number:grouping="true"/>
      <number:text>р. </number:text>
    </number:number-style>
    <number:number-style style:name="N182P1" style:volatile="true">
      <number:text>-</number:text>
      <number:number number:decimal-places="0" number:min-integer-digits="1" number:grouping="true"/>
      <number:text>р. </number:text>
    </number:number-style>
    <number:number-style style:name="N182P2" style:volatile="true">
      <number:text> -р.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2" number:min-integer-digits="1" number:grouping="true"/>
      <number:text>р. </number:text>
    </number:number-style>
    <number:number-style style:name="N184P1" style:volatile="true">
      <number:text>-</number:text>
      <number:number number:decimal-places="2" number:min-integer-digits="1" number:grouping="true"/>
      <number:text>р. </number:text>
    </number:number-style>
    <number:number-style style:name="N184P2" style:volatile="true">
      <number:text> -</number:text>
      <number:number number:decimal-places="0" number:min-integer-digits="0"/>
      <number:text>р.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scientific-number number:decimal-places="1" number:min-integer-digits="3" number:min-exponent-digits="1"/>
    </number:number-style>
    <number:number-style style:name="N186">
      <number:number number:decimal-places="5" number:min-integer-digits="1"/>
    </number:number-style>
    <number:number-style style:name="N187P0" style:volatile="true">
      <number:text>Да</number:text>
    </number:number-style>
    <number:number-style style:name="N187P1" style:volatile="true">
      <number:text>Да</number:text>
    </number:number-style>
    <number:number-style style:name="N187">
      <number:text>Нет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Истина</number:text>
    </number:number-style>
    <number:number-style style:name="N188P1" style:volatile="true">
      <number:text>Истина</number:text>
    </number:number-style>
    <number:number-style style:name="N188">
      <number:text>Ложь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Вкл</number:text>
    </number:number-style>
    <number:number-style style:name="N189P1" style:volatile="true">
      <number:text>Вкл</number:text>
    </number:number-style>
    <number:number-style style:name="N189">
      <number:text>Выкл</number:text>
      <style:map style:condition="value()&gt;0" style:apply-style-name="N189P0"/>
      <style:map style:condition="value()&lt;0" style:apply-style-name="N189P1"/>
    </number:number-style>
    <number:currency-style style:name="N190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90P0"/>
    </number:currency-style>
    <number:date-style style:name="N191">
      <number:day/>
      <number:text> </number:text>
      <number:month number:style="long" number:textual="true"/>
      <number:text> </number:text>
      <number:year number:style="long"/>
      <number:text> г.</number:text>
    </number:date-style>
    <number:percentage-style style:name="N192">
      <number:number number:decimal-places="1" number:min-integer-digits="1"/>
      <number:text>%</number:text>
    </number:percentage-style>
    <number:number-style style:name="N193P0" style:volatile="true">
      <number:text> </number:text>
      <number:number number:decimal-places="0" number:min-integer-digits="1" number:grouping="true"/>
      <number:text> </number:text>
    </number:number-style>
    <number:number-style style:name="N193P1" style:volatile="true">
      <number:text> (</number:text>
      <number:number number:decimal-places="0" number:min-integer-digits="1" number:grouping="true"/>
      <number:text>)</number:text>
    </number:number-style>
    <number:number-style style:name="N193P2" style:volatile="true">
      <number:text> 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text> $</number:text>
      <number:number number: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text> </number:text>
      <number:number number:decimal-places="2" number:min-integer-digits="1" number:grouping="true"/>
      <number:text> </number:text>
    </number:number-style>
    <number:number-style style:name="N195P1" style:volatile="true">
      <number:text> (</number:text>
      <number:number number:decimal-places="2" number:min-integer-digits="1" number:grouping="true"/>
      <number:text>)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1" number:min-integer-digits="1" number:grouping="true"/>
      <number:text>   </number:text>
    </number:number-style>
    <number:number-style style:name="N198">
      <number:number number:decimal-places="6" number:min-integer-digits="1"/>
    </number:number-style>
    <number:number-style style:name="N199">
      <number:number number:decimal-places="8" number:min-integer-digits="1"/>
    </number:number-style>
    <number:number-style style:name="N200">
      <number:number number:decimal-places="7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.00.0000</text:date>, <text:time style:data-style-name="N2" text:time-value="0000-00-00T13:39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31T11:50:58</meta:creation-date>
    <dc:date>2014-04-10T16:50:35</dc:date>
    <dc:creator>Sophia Nazarova</dc:creator>
    <meta:editing-duration>PT6H8M17S</meta:editing-duration>
    <meta:editing-cycles>26</meta:editing-cycles>
    <meta:generator>LibreOffice/3.6$Linux_X86_64 LibreOffice_project/360m1$Build-2</meta:generator>
    <meta:document-statistic meta:table-count="3" meta:cell-count="20606" meta:object-count="0"/>
  </office:meta>
</office:document-meta>
</file>